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181.39pt"/>
    </style:style>
    <style:style style:name="co3" style:family="table-column">
      <style:table-column-properties fo:break-before="auto" style:column-width="716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4">
      <style:table-cell-properties fo:background-color="#fff200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00a65d"/>
    </style:style>
    <style:style style:name="ce9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d1c24"/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Misspell Word</text:p>
          </table:table-cell>
          <table:table-cell table:style-name="Default" office:value-type="string" calcext:value-type="string">
            <text:p>Corrected Word</text:p>
          </table:table-cell>
          <table:table-cell office:value-type="string" calcext:value-type="string">
            <text:p>Suggestions</text:p>
          </table:table-cell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විෂය</text:p>
          </table:table-cell>
          <table:table-cell office:value-type="string" calcext:value-type="string">
            <text:p>විෂයය</text:p>
          </table:table-cell>
          <table:table-cell office:value-type="string" calcext:value-type="string">
            <text:p>විෂය : [('විෂය', 1910), ('විශය', 28), ('විෂයය', 203), ('විෂයට', 120), ('විෂයේ', 27)]</text:p>
          </table:table-cell>
          <table:table-cell table:style-name="ce6" office:value-type="time" office:time-value="PT1033H20M00.000000001S" calcext:value-type="time">
            <text:p>1033:20:00</text:p>
          </table:table-cell>
          <table:table-cell office:value-type="string" calcext:value-type="string">
            <text:p>විෂය : [('විෂය', 1910), ('විශය', 28), ('විෂයය', 203), ('විෂයට', 120), ('විෂයේ', 27)]</text:p>
          </table:table-cell>
        </table:table-row>
        <table:table-row table:style-name="ro2">
          <table:table-cell table:style-name="ce1" office:value-type="string" calcext:value-type="string">
            <text:p>සැසදුම්</text:p>
          </table:table-cell>
          <table:table-cell office:value-type="string" calcext:value-type="string">
            <text:p>සැසඳුම්</text:p>
          </table:table-cell>
          <table:table-cell office:value-type="string" calcext:value-type="string">
            <text:p>සැසදුම් : [[('සැසදීමේ', 2), ('සැසදූ', 3)]]</text:p>
          </table:table-cell>
          <table:table-cell table:style-name="ce7"/>
          <table:table-cell office:value-type="string" calcext:value-type="string">
            <text:p>සැසදුම් : [[('සැකසුම්', 290), ('විසදුම්', 69), ('සැසදීමේ', 17), ('සැසදිය', 7), ('සැසදූ', 3)]]</text:p>
          </table:table-cell>
        </table:table-row>
        <table:table-row table:style-name="ro3">
          <table:table-cell table:style-name="ce1" office:value-type="string" calcext:value-type="string">
            <text:p>පරික්ෂාවට</text:p>
          </table:table-cell>
          <table:table-cell office:value-type="string" calcext:value-type="string">
            <text:p>පරීක්ෂාවට</text:p>
          </table:table-cell>
          <table:table-cell office:value-type="string" calcext:value-type="string">
            <text:p>පරික්ෂාවට : [('පරීක්ෂාවට', 226), ('පරික්ෂාව', 12), ('පරික්\u200dෂාවට', 2), ('පරික්ෂාවකට', 0)]</text:p>
          </table:table-cell>
          <table:table-cell/>
          <table:table-cell office:value-type="string" calcext:value-type="string">
            <text:p>පරික්ෂාවට : [('පරීක්ෂාවට', 226), ('පරික්ෂාව', 12), ('පරික්\u200dෂාවට', 2), ('පරික්ෂාවකට', 0)]</text:p>
          </table:table-cell>
        </table:table-row>
        <table:table-row table:style-name="ro2">
          <table:table-cell table:style-name="ce1" office:value-type="string" calcext:value-type="string">
            <text:p>පරික්ෂාවේ</text:p>
          </table:table-cell>
          <table:table-cell office:value-type="string" calcext:value-type="string">
            <text:p>පරීක්ෂාවේ</text:p>
          </table:table-cell>
          <table:table-cell office:value-type="string" calcext:value-type="string">
            <text:p>පරික්ෂාවේ : [('පරීක්ෂාවේ', 3), ('පරික්ෂාවට', 27), ('පරික්ෂාව', 12)]</text:p>
          </table:table-cell>
          <table:table-cell/>
          <table:table-cell office:value-type="string" calcext:value-type="string">
            <text:p>පරික්ෂාවේ : [('පරීක්ෂාවේ', 3), ('පරික්ෂාවට', 27), ('පරික්ෂාව', 12)]</text:p>
          </table:table-cell>
        </table:table-row>
        <table:table-row table:style-name="ro2">
          <table:table-cell table:style-name="ce1" office:value-type="string" calcext:value-type="string">
            <text:p>තත්වයන්</text:p>
          </table:table-cell>
          <table:table-cell office:value-type="string" calcext:value-type="string">
            <text:p>තත්ත්වයන්</text:p>
          </table:table-cell>
          <table:table-cell office:value-type="string" calcext:value-type="string">
            <text:p>තත්වයන් : [('තත්වයක්', 381), ('තත්වයෙන්', 97), ('තත්වයන්ට', 52), ('තත්වයත්', 10), ('තත්වයන්ද', 4)]</text:p>
          </table:table-cell>
          <table:table-cell table:style-name="ce7"/>
          <table:table-cell office:value-type="string" calcext:value-type="string">
            <text:p>තත්වයන් : [('තත්වයක්', 381), ('තත්වයෙන්', 97), ('තත්වයන්ට', 52), ('තත්වයත්', 10), ('තත්වයන්ද', 4)]</text:p>
          </table:table-cell>
        </table:table-row>
        <table:table-row table:style-name="ro3">
          <table:table-cell table:style-name="ce1" office:value-type="string" calcext:value-type="string">
            <text:p>ඉක්මවු</text:p>
          </table:table-cell>
          <table:table-cell office:value-type="string" calcext:value-type="string">
            <text:p>ඉක්මවූ</text:p>
          </table:table-cell>
          <table:table-cell office:value-type="string" calcext:value-type="string">
            <text:p>ඉක්මවු : [('ඉක්මවා', 620), ('ඉක්මවන', 88), ('ඉක්මවනු', 11), ('ඉක්මව', 3), ('ඉක්මවල', 0)]</text:p>
          </table:table-cell>
          <table:table-cell table:style-name="ce7"/>
          <table:table-cell office:value-type="string" calcext:value-type="string">
            <text:p>ඉක්මවු : [('ඉක්මවා', 620), ('ඉක්මවන', 88), ('ඉක්මවනු', 11), ('ඉක්මව', 3), ('ඉක්මවල', 0)]</text:p>
          </table:table-cell>
        </table:table-row>
        <table:table-row table:style-name="ro2">
          <table:table-cell table:style-name="ce1" office:value-type="string" calcext:value-type="string">
            <text:p>නොවු</text:p>
          </table:table-cell>
          <table:table-cell office:value-type="string" calcext:value-type="string">
            <text:p>නොවූ</text:p>
          </table:table-cell>
          <table:table-cell office:value-type="string" calcext:value-type="string">
            <text:p>නොවු : [('නොවූ', 1332), ('නොවි', 21), ('නොව්', 7), ('නොවන', 5988), ('වු', 5413)]</text:p>
          </table:table-cell>
          <table:table-cell/>
          <table:table-cell office:value-type="string" calcext:value-type="string">
            <text:p>නොවු : [('නොවූ', 1332), ('නොවි', 21), ('නොව්', 7), ('නොවන', 5988), ('වු', 5413)]</text:p>
          </table:table-cell>
        </table:table-row>
        <table:table-row table:style-name="ro2">
          <table:table-cell table:style-name="ce1" office:value-type="string" calcext:value-type="string">
            <text:p>ගෙවිම්</text:p>
          </table:table-cell>
          <table:table-cell office:value-type="string" calcext:value-type="string">
            <text:p>ගෙවීම්</text:p>
          </table:table-cell>
          <table:table-cell office:value-type="string" calcext:value-type="string">
            <text:p>ගෙවිම් : [('ගෙවීම්', 299), ('ගෙවුම්', 49), ('ගෙවිමට', 14), ('ගෙවිම', 4), ('ගෙවිමක්', 0)]</text:p>
          </table:table-cell>
          <table:table-cell/>
          <table:table-cell office:value-type="string" calcext:value-type="string">
            <text:p>ගෙවිම් : [('ගෙවීම්', 299), ('ගෙවුම්', 49), ('ගෙවිමට', 14), ('ගෙවිම', 4), ('ගෙවිමක්', 0)]</text:p>
          </table:table-cell>
        </table:table-row>
        <table:table-row table:style-name="ro2">
          <table:table-cell table:style-name="ce1" office:value-type="string" calcext:value-type="string">
            <text:p>එළඹි</text:p>
          </table:table-cell>
          <table:table-cell office:value-type="string" calcext:value-type="string">
            <text:p>එළඹී</text:p>
          </table:table-cell>
          <table:table-cell office:value-type="string" calcext:value-type="string">
            <text:p>එළඹි : [('එළඹි', 56), ('එලඹි', 4), ('එළඹී', 26), ('එළඹ', 167), ('එළැඹි', 71)]</text:p>
          </table:table-cell>
          <table:table-cell/>
          <table:table-cell office:value-type="string" calcext:value-type="string">
            <text:p>එළඹි : [('එළඹි', 56), ('එලඹි', 4), ('එළඹී', 26), ('එළඹ', 167), ('එළැඹි', 71)]</text:p>
          </table:table-cell>
        </table:table-row>
        <table:table-row table:style-name="ro2">
          <table:table-cell table:style-name="ce1" office:value-type="string" calcext:value-type="string">
            <text:p>බැදේ</text:p>
          </table:table-cell>
          <table:table-cell office:value-type="string" calcext:value-type="string">
            <text:p>බැඳේ</text:p>
          </table:table-cell>
          <table:table-cell office:value-type="string" calcext:value-type="string">
            <text:p>බැදේ : [('බැඳේ', 5), ('බැදී', 129), ('බැදි', 69), ('බැදූ', 2), ('බැද', 88)]</text:p>
          </table:table-cell>
          <table:table-cell/>
          <table:table-cell office:value-type="string" calcext:value-type="string">
            <text:p>බැදේ : [('බැඳේ', 5), ('බැදී', 129), ('බැදි', 69), ('බැදූ', 2), ('බැද', 88)]</text:p>
          </table:table-cell>
        </table:table-row>
        <table:table-row table:style-name="ro3">
          <table:table-cell table:style-name="ce1" office:value-type="string" calcext:value-type="string">
            <text:p>ජේදයෙහි</text:p>
          </table:table-cell>
          <table:table-cell office:value-type="string" calcext:value-type="string">
            <text:p>ඡේදයෙහි</text:p>
          </table:table-cell>
          <table:table-cell office:value-type="string" calcext:value-type="string">
            <text:p>ජේදයෙහි : [('වේදයෙහි', 14), ('ඡේදයෙහි', 1)]</text:p>
          </table:table-cell>
          <table:table-cell table:style-name="ce9"/>
          <table:table-cell office:value-type="string" calcext:value-type="string">
            <text:p>ජේදයෙහි : [('වේදයෙහි', 14), ('ඡේදයෙහි', 1)]</text:p>
          </table:table-cell>
        </table:table-row>
        <table:table-row table:style-name="ro2">
          <table:table-cell table:style-name="ce1" office:value-type="string" calcext:value-type="string">
            <text:p>රූපවාහීනි</text:p>
          </table:table-cell>
          <table:table-cell office:value-type="string" calcext:value-type="string">
            <text:p>රූපවාහිනි</text:p>
          </table:table-cell>
          <table:table-cell office:value-type="string" calcext:value-type="string">
            <text:p>රූපවාහීනි : [('රූපවාහිනි', 531)]</text:p>
          </table:table-cell>
          <table:table-cell/>
          <table:table-cell office:value-type="string" calcext:value-type="string">
            <text:p>රූපවාහීනි : [('රූපවාහිනි', 531)]</text:p>
          </table:table-cell>
        </table:table-row>
        <table:table-row table:style-name="ro2">
          <table:table-cell table:style-name="ce1" office:value-type="string" calcext:value-type="string">
            <text:p>දරණ</text:p>
          </table:table-cell>
          <table:table-cell office:value-type="string" calcext:value-type="string">
            <text:p>දරන</text:p>
          </table:table-cell>
          <table:table-cell office:value-type="string" calcext:value-type="string">
            <text:p>දරණ : [('දරන', 1444), ('දරා', 758), ('දරණු', 15), ('දරූ', 5), ('අංක', 2413)]</text:p>
          </table:table-cell>
          <table:table-cell/>
          <table:table-cell office:value-type="string" calcext:value-type="string">
            <text:p>දරණ : [('දරන', 1444), ('දරා', 758), ('දරණු', 15), ('දරූ', 5), ('අංක', 2413)]</text:p>
          </table:table-cell>
        </table:table-row>
        <table:table-row table:style-name="ro2">
          <table:table-cell table:style-name="ce1" office:value-type="string" calcext:value-type="string">
            <text:p>විශිෂ්ඨ</text:p>
          </table:table-cell>
          <table:table-cell office:value-type="string" calcext:value-type="string">
            <text:p>විශිෂ්ට</text:p>
          </table:table-cell>
          <table:table-cell office:value-type="string" calcext:value-type="string">
            <text:p>විශිෂ්ඨ : [('විශ්ෂ්ඨ', 8), ('විශිෂ්ට', 2258), ('විශිෂ්ඨම', 4), ('විශිෂ්ඨය', 1)]</text:p>
          </table:table-cell>
          <table:table-cell table:style-name="ce9"/>
          <table:table-cell office:value-type="string" calcext:value-type="string">
            <text:p>විශිෂ්ඨ : [('විශ්ෂ්ඨ', 8), ('විශිෂ්ට', 2258), ('විශිෂ්ඨම', 4), ('විශිෂ්ඨය', 1)]</text:p>
          </table:table-cell>
        </table:table-row>
        <table:table-row table:style-name="ro2">
          <table:table-cell table:style-name="ce1" office:value-type="string" calcext:value-type="string">
            <text:p>අනුපිළිවෙලට</text:p>
          </table:table-cell>
          <table:table-cell office:value-type="string" calcext:value-type="string">
            <text:p>අනුපිළිවෙළට</text:p>
          </table:table-cell>
          <table:table-cell office:value-type="string" calcext:value-type="string">
            <text:p>අනුපිළිවෙලට : [('අනුපිළිවෙලට', 18), ('අනුපිළිවෙළට', 6), ('අනුපිළිවෙල', 53), ('අනුපිළිවෙලකට', 9), ('අනුපිළිවලට', 3)]</text:p>
          </table:table-cell>
          <table:table-cell table:style-name="ce9"/>
          <table:table-cell office:value-type="string" calcext:value-type="string">
            <text:p>අනුපිළිවෙලට : [('අනුපිළිවෙලට', 18), ('අනුපිළිවෙළට', 6), ('අනුපිළිවෙල', 53), ('අනුපිළිවෙලකට', 9), ('අනුපිළිවලට', 3)]</text:p>
          </table:table-cell>
        </table:table-row>
        <table:table-row table:style-name="ro2">
          <table:table-cell table:style-name="ce1" office:value-type="string" calcext:value-type="string">
            <text:p>සියළු</text:p>
          </table:table-cell>
          <table:table-cell office:value-type="string" calcext:value-type="string">
            <text:p>සියලු</text:p>
          </table:table-cell>
          <table:table-cell office:value-type="string" calcext:value-type="string">
            <text:p>සියළු : [('සියලු', 10050), ('සියළුම', 543)]</text:p>
          </table:table-cell>
          <table:table-cell/>
          <table:table-cell office:value-type="string" calcext:value-type="string">
            <text:p>සියළු : [('සියලු', 10050), ('සියළුම', 543)]</text:p>
          </table:table-cell>
        </table:table-row>
        <table:table-row table:style-name="ro2">
          <table:table-cell table:style-name="ce1" office:value-type="string" calcext:value-type="string">
            <text:p>වෘත්තීය</text:p>
          </table:table-cell>
          <table:table-cell office:value-type="string" calcext:value-type="string">
            <text:p>වෘත්තිය</text:p>
          </table:table-cell>
          <table:table-cell office:value-type="string" calcext:value-type="string">
            <text:p>වෘත්තීය : [('වෘත්තිය', 653), ('වාත්තීය', 2), ('වෘත්තීමය', 149), ('වෘත්තීයේ', 6)]</text:p>
          </table:table-cell>
          <table:table-cell/>
          <table:table-cell office:value-type="string" calcext:value-type="string">
            <text:p>වෘත්තීය : [('වෘත්තිය', 653), ('වාත්තීය', 2), ('වෘත්තීමය', 149), ('වෘත්තීයේ', 6)]</text:p>
          </table:table-cell>
        </table:table-row>
        <table:table-row table:style-name="ro2">
          <table:table-cell table:style-name="ce1" office:value-type="string" calcext:value-type="string">
            <text:p>අනිවාර්ය</text:p>
          </table:table-cell>
          <table:table-cell office:value-type="string" calcext:value-type="string">
            <text:p>අනිවාර්යය</text:p>
          </table:table-cell>
          <table:table-cell office:value-type="string" calcext:value-type="string">
            <text:p>අනිවාර්ය : [('අනිවාර්යය', 80), ('අනිවාර්\u200dය', 7)]</text:p>
          </table:table-cell>
          <table:table-cell/>
          <table:table-cell office:value-type="string" calcext:value-type="string">
            <text:p>අනිවාර්ය : [('අනිවාර්යය', 80), ('අනිවාර්\u200dය', 7)]</text:p>
          </table:table-cell>
        </table:table-row>
        <table:table-row table:style-name="ro2">
          <table:table-cell table:style-name="ce1" office:value-type="string" calcext:value-type="string">
            <text:p>සමග</text:p>
          </table:table-cell>
          <table:table-cell office:value-type="string" calcext:value-type="string">
            <text:p>සමඟ</text:p>
          </table:table-cell>
          <table:table-cell office:value-type="string" calcext:value-type="string">
            <text:p>සමග : [('සමඟ', 17071), ('සිය', 8706), ('සමගි', 124), ('සහ', 56317), ('සමගම', 773)]</text:p>
          </table:table-cell>
          <table:table-cell/>
          <table:table-cell office:value-type="string" calcext:value-type="string">
            <text:p>සමග : [('සමඟ', 17071), ('සිය', 8706), ('සමගි', 124), ('සහ', 56317), ('සමගම', 773)]</text:p>
          </table:table-cell>
        </table:table-row>
        <table:table-row table:style-name="ro3">
          <table:table-cell table:style-name="ce1" office:value-type="string" calcext:value-type="string">
            <text:p>ඔවුනගේ</text:p>
          </table:table-cell>
          <table:table-cell office:value-type="string" calcext:value-type="string">
            <text:p>ඔවුන්ගේ</text:p>
          </table:table-cell>
          <table:table-cell office:value-type="string" calcext:value-type="string">
            <text:p>ඔවුනගේ : [('ඔවුන්', 12457), ('ඔවුන්ගේ', 6399), ('ඔවුන්ට', 3608), ('ඔවුනගේ්', 0), ('ඔහුගේ', 9210)]</text:p>
          </table:table-cell>
          <table:table-cell table:style-name="ce9"/>
          <table:table-cell office:value-type="string" calcext:value-type="string">
            <text:p>ඔවුනගේ : [('ඔවුන්', 12457), ('ඔවුන්ගේ', 6399), ('ඔවුන්ට', 3608), ('ඔවුනගේ්', 0), ('ඔහුගේ', 9210)]</text:p>
          </table:table-cell>
        </table:table-row>
        <table:table-row table:style-name="ro3">
          <table:table-cell table:style-name="ce1" office:value-type="string" calcext:value-type="string">
            <text:p>අදාල</text:p>
          </table:table-cell>
          <table:table-cell office:value-type="string" calcext:value-type="string">
            <text:p>අදාළ</text:p>
          </table:table-cell>
          <table:table-cell office:value-type="string" calcext:value-type="string">
            <text:p>අදාල : [('අදාළ', 4997), ('අධාල', 14), ('අඳාල', 5), ('අදාලව', 98), ('ආදාල', 3)]</text:p>
          </table:table-cell>
          <table:table-cell/>
          <table:table-cell office:value-type="string" calcext:value-type="string">
            <text:p>අදාල : [('අදාළ', 4997), ('අධාල', 14), ('අඳාල', 5), ('අදාලව', 98), ('ආදාල', 3)]</text:p>
          </table:table-cell>
        </table:table-row>
        <table:table-row table:style-name="ro2">
          <table:table-cell table:style-name="ce1" office:value-type="string" calcext:value-type="string">
            <text:p>අමාත්‍යංශයේ</text:p>
          </table:table-cell>
          <table:table-cell office:value-type="string" calcext:value-type="string">
            <text:p>අමාත්‍යාංශයේ</text:p>
          </table:table-cell>
          <table:table-cell office:value-type="string" calcext:value-type="string">
            <text:p>අමාත්‍යංශයේ : [('අමාත්\u200dයාංශය', 4586), ('අමාත්\u200dයාංශයේ', 2594), ('අමාත්\u200dයාංශ', 1233), ('අමාත්\u200dයංශය', 737), ('අමාත්\u200dයංශයට', 85)]</text:p>
          </table:table-cell>
          <table:table-cell table:style-name="ce9"/>
          <table:table-cell office:value-type="string" calcext:value-type="string">
            <text:p>අමාත්‍යංශයේ : [('අමාත්\u200dයාංශය', 4586), ('අමාත්\u200dයාංශයේ', 2594), ('අමාත්\u200dයාංශ', 1233), ('අමාත්\u200dයංශය', 737), ('අමාත්\u200dයංශයට', 85)]</text:p>
          </table:table-cell>
        </table:table-row>
        <table:table-row table:style-name="ro2">
          <table:table-cell table:style-name="ce1" office:value-type="string" calcext:value-type="string">
            <text:p>පවිත්‍රත</text:p>
          </table:table-cell>
          <table:table-cell office:value-type="string" calcext:value-type="string">
            <text:p>පවිත්‍රතා</text:p>
          </table:table-cell>
          <table:table-cell office:value-type="string" calcext:value-type="string">
            <text:p>පවිත්‍රත : [('පවිත්\u200dරා', 113), ('පවිත්\u200dරතා', 28), ('පවිත්\u200dර', 319), ('පවිත්\u200dරව', 20), ('පවිත්\u200dරය', 1)]</text:p>
          </table:table-cell>
          <table:table-cell table:style-name="ce9"/>
          <table:table-cell office:value-type="string" calcext:value-type="string">
            <text:p>පවිත්‍රත : [('පවිත්\u200dරා', 113), ('පවිත්\u200dරතා', 28), ('පවිත්\u200dර', 319), ('පවිත්\u200dරව', 20), ('පවිත්\u200dරය', 1)]</text:p>
          </table:table-cell>
        </table:table-row>
        <table:table-row table:style-name="ro3">
          <table:table-cell table:style-name="ce1" office:value-type="string" calcext:value-type="string">
            <text:p>කාර්යයේ</text:p>
          </table:table-cell>
          <table:table-cell office:value-type="string" calcext:value-type="string">
            <text:p>කාර්යයයේ</text:p>
          </table:table-cell>
          <table:table-cell office:value-type="string" calcext:value-type="string">
            <text:p>කාර්යයේ : [('කාර්යයි', 9), ('කාර්ය', 2493), ('කාර්යය', 1223), ('කාර්යයට', 163), ('කාර්යයක', 33)]</text:p>
          </table:table-cell>
          <table:table-cell table:style-name="ce7"/>
          <table:table-cell office:value-type="string" calcext:value-type="string">
            <text:p>කාර්යයේ : [('කාර්යයි', 9), ('කාර්ය', 2493), ('කාර්යය', 1223), ('කාර්යයට', 163), ('කාර්යයක', 33)]</text:p>
          </table:table-cell>
        </table:table-row>
        <table:table-row table:style-name="ro3">
          <table:table-cell table:style-name="ce1" office:value-type="string" calcext:value-type="string">
            <text:p>හැකිවනු</text:p>
          </table:table-cell>
          <table:table-cell office:value-type="string" calcext:value-type="string">
            <text:p>හැකි වනු</text:p>
          </table:table-cell>
          <table:table-cell office:value-type="string" calcext:value-type="string">
            <text:p>හැකිවනු : [('හැකිවන', 374), ('හැකිවු', 11), ('හැකිවෙනු', 11)]</text:p>
          </table:table-cell>
          <table:table-cell table:style-name="ce14"/>
          <table:table-cell office:value-type="string" calcext:value-type="string">
            <text:p>හැකිවනු : [('හැකිවන', 374), ('හැකිවු', 11), ('හැකිවෙනු', 11)]</text:p>
          </table:table-cell>
        </table:table-row>
        <table:table-row table:style-name="ro3">
          <table:table-cell table:style-name="ce1" office:value-type="string" calcext:value-type="string">
            <text:p>පැමිනීම්</text:p>
          </table:table-cell>
          <table:table-cell office:value-type="string" calcext:value-type="string">
            <text:p>පැමිණීම්</text:p>
          </table:table-cell>
          <table:table-cell office:value-type="string" calcext:value-type="string">
            <text:p>පැමිනීම් : [('පැමිණීම්', 2), ('පැමිනීම', 11), ('පැමිනීමේ', 9), ('පැමිනීමට', 5)]</text:p>
          </table:table-cell>
          <table:table-cell/>
          <table:table-cell office:value-type="string" calcext:value-type="string">
            <text:p>පැමිනීම් : [('පැමිණීම්', 2), ('පැමිනීම', 11), ('පැමිනීමේ', 9), ('පැමිනීමට', 5)]</text:p>
          </table:table-cell>
        </table:table-row>
        <table:table-row table:style-name="ro3">
          <table:table-cell table:style-name="ce1" office:value-type="string" calcext:value-type="string">
            <text:p>නිලධාරින්</text:p>
          </table:table-cell>
          <table:table-cell office:value-type="string" calcext:value-type="string">
            <text:p>නිලධාරීන්</text:p>
          </table:table-cell>
          <table:table-cell office:value-type="string" calcext:value-type="string">
            <text:p>නිලධාරින් : [('නිලධාරින්', 973), ('නිළධාරින්', 42), ('නිලධාරීන්', 4580), ('නිලධාරිනි', 45), ('නිලධාරින්ට', 185)]</text:p>
          </table:table-cell>
          <table:table-cell/>
          <table:table-cell office:value-type="string" calcext:value-type="string">
            <text:p>නිලධාරින් : [('නිලධාරින්', 973), ('නිළධාරින්', 42), ('නිලධාරීන්', 4580), ('නිලධාරිනි', 45), ('නිලධාරින්ට', 185)]</text:p>
          </table:table-cell>
        </table:table-row>
        <table:table-row table:style-name="ro2">
          <table:table-cell table:style-name="ce1" office:value-type="string" calcext:value-type="string">
            <text:p>විසින</text:p>
          </table:table-cell>
          <table:table-cell office:value-type="string" calcext:value-type="string">
            <text:p>විසින්</text:p>
          </table:table-cell>
          <table:table-cell table:style-name="ce2" office:value-type="string" calcext:value-type="string">
            <text:p>විසින : [('විසිනි', 1381), ('විසිනු', 0), ('විසි', 1166), ('විදින', 98), ('පිසින', 33)]</text:p>
          </table:table-cell>
          <table:table-cell table:style-name="ce7"/>
          <table:table-cell office:value-type="string" calcext:value-type="string">
            <text:p>විසින : [('විසිනි', 1381), ('විසිනු', 0), ('විසි', 1166), ('විදින', 98), ('පිසින', 33)]</text:p>
          </table:table-cell>
        </table:table-row>
        <table:table-row table:style-name="ro2">
          <table:table-cell table:style-name="ce1" office:value-type="string" calcext:value-type="string">
            <text:p>ඉටුකර</text:p>
          </table:table-cell>
          <table:table-cell office:value-type="string" calcext:value-type="string">
            <text:p>ඉටු කර</text:p>
          </table:table-cell>
          <table:table-cell office:value-type="string" calcext:value-type="string">
            <text:p>ඉටුකර : [('ඉටු', 3431), ('ඉටුකළ', 353), ('ඉටුකරන', 215), ('ඉටුකැර', 14), ('ඉටුකල', 10)]</text:p>
          </table:table-cell>
          <table:table-cell table:style-name="ce14"/>
          <table:table-cell office:value-type="string" calcext:value-type="string">
            <text:p>ඉටුකර : [('ඉටු', 3431), ('ඉටුකළ', 353), ('ඉටුකරන', 215), ('ඉටුකැර', 14), ('ඉටුකල', 10)]</text:p>
          </table:table-cell>
        </table:table-row>
        <table:table-row table:style-name="ro3">
          <table:table-cell table:style-name="ce1" office:value-type="string" calcext:value-type="string">
            <text:p>අධික්ෂණය</text:p>
          </table:table-cell>
          <table:table-cell office:value-type="string" calcext:value-type="string">
            <text:p>අධීක්ෂණය</text:p>
          </table:table-cell>
          <table:table-cell office:value-type="string" calcext:value-type="string">
            <text:p>අධික්ෂණය : [('අධික්ෂණය', 26), ('අධීක්ෂණය', 573), ('අධික්\u200dෂණය', 9), ('අධික්ෂණ', 8), ('අධක්ෂණය', 1)]</text:p>
          </table:table-cell>
          <table:table-cell/>
          <table:table-cell office:value-type="string" calcext:value-type="string">
            <text:p>අධික්ෂණය : [('අධික්ෂණය', 26), ('අධීක්ෂණය', 573), ('අධික්\u200dෂණය', 9), ('අධික්ෂණ', 8), ('අධක්ෂණය', 1)]</text:p>
          </table:table-cell>
        </table:table-row>
        <table:table-row table:style-name="ro3">
          <table:table-cell table:style-name="ce1" office:value-type="string" calcext:value-type="string">
            <text:p>විදයම</text:p>
          </table:table-cell>
          <table:table-cell office:value-type="string" calcext:value-type="string">
            <text:p>වියදම</text:p>
          </table:table-cell>
          <table:table-cell office:value-type="string" calcext:value-type="string">
            <text:p>විදයම : [('විදයා', 2), ('විදයම්', 0), ('විදයට', 1)]</text:p>
          </table:table-cell>
          <table:table-cell table:style-name="ce7" office:value-type="string" calcext:value-type="string">
            <text:p>####</text:p>
          </table:table-cell>
          <table:table-cell office:value-type="string" calcext:value-type="string">
            <text:p>විදයම : [('විදයා', 2), ('විදයම්', 0), ('විදයට', 1)]</text:p>
          </table:table-cell>
        </table:table-row>
        <table:table-row table:style-name="ro2">
          <table:table-cell table:style-name="ce1" office:value-type="string" calcext:value-type="string">
            <text:p>ඩිසල්</text:p>
          </table:table-cell>
          <table:table-cell office:value-type="string" calcext:value-type="string">
            <text:p>ඩීසල්</text:p>
          </table:table-cell>
          <table:table-cell office:value-type="string" calcext:value-type="string">
            <text:p>ඩිසල් : [('ඩීසල්', 260), ('තිසල්', 3), ('කිසල්', 0)]</text:p>
          </table:table-cell>
          <table:table-cell/>
          <table:table-cell office:value-type="string" calcext:value-type="string">
            <text:p>ඩිසල් : [('ඩීසල්', 260), ('තිසල්', 3), ('කිසල්', 0)]</text:p>
          </table:table-cell>
        </table:table-row>
        <table:table-row table:style-name="ro2">
          <table:table-cell table:style-name="ce1" office:value-type="string" calcext:value-type="string">
            <text:p>කාර්තුවයට</text:p>
          </table:table-cell>
          <table:table-cell office:value-type="string" calcext:value-type="string">
            <text:p>කාර්තුවට</text:p>
          </table:table-cell>
          <table:table-cell office:value-type="string" calcext:value-type="string">
            <text:p>කාර්තුවයට : [('කාර්තුවට', 5), ('කාර්තුවකට', 1)]</text:p>
          </table:table-cell>
          <table:table-cell/>
          <table:table-cell office:value-type="string" calcext:value-type="string">
            <text:p>කාර්තුවයට : [('කාර්තුවට', 5), ('කාර්තුවකට', 1)]</text:p>
          </table:table-cell>
        </table:table-row>
        <table:table-row table:style-name="ro2">
          <table:table-cell table:style-name="ce1" office:value-type="string" calcext:value-type="string">
            <text:p>සැසදීමක්</text:p>
          </table:table-cell>
          <table:table-cell office:value-type="string" calcext:value-type="string">
            <text:p>සැසඳීමක්</text:p>
          </table:table-cell>
          <table:table-cell office:value-type="string" calcext:value-type="string">
            <text:p>සැසදීමක් : [('සැසඳීමක්', 0)]</text:p>
          </table:table-cell>
          <table:table-cell/>
          <table:table-cell office:value-type="string" calcext:value-type="string">
            <text:p>සැසදීමක් : [('සැසඳීමක්', 0)]</text:p>
          </table:table-cell>
        </table:table-row>
        <table:table-row table:style-name="ro3">
          <table:table-cell table:style-name="ce1" office:value-type="string" calcext:value-type="string">
            <text:p>සිදුනොවන</text:p>
          </table:table-cell>
          <table:table-cell office:value-type="string" calcext:value-type="string">
            <text:p>සිදු නොවන</text:p>
          </table:table-cell>
          <table:table-cell office:value-type="string" calcext:value-type="string">
            <text:p>සිදුනොවන : [('සිදුනොවූ', 15), ('සිදුනොවනු', 3), ('සිදුනොවී', 3), ('සිදුනොවු', 0), ('සිදුවන', 3336)]</text:p>
          </table:table-cell>
          <table:table-cell table:style-name="ce14"/>
          <table:table-cell office:value-type="string" calcext:value-type="string">
            <text:p>සිදුනොවන : [('සිදුනොවූ', 15), ('සිදුනොවනු', 3), ('සිදුනොවී', 3), ('සිදුනොවු', 0), ('සිදුවන', 3336)]</text:p>
          </table:table-cell>
        </table:table-row>
        <table:table-row table:style-name="ro2">
          <table:table-cell table:style-name="ce1" office:value-type="string" calcext:value-type="string">
            <text:p>නිලධාරින්ට</text:p>
          </table:table-cell>
          <table:table-cell office:value-type="string" calcext:value-type="string">
            <text:p>නිලධාරීන්ට</text:p>
          </table:table-cell>
          <table:table-cell office:value-type="string" calcext:value-type="string">
            <text:p>නිලධාරින්ට : [('නිලධාරින්ට', 185), ('නිළධාරින්ට', 1), ('නිලධාරීන්', 4580), ('නිලධාරීන්ට', 831), ('නිලධාරින්', 973)]</text:p>
          </table:table-cell>
          <table:table-cell/>
          <table:table-cell office:value-type="string" calcext:value-type="string">
            <text:p>නිලධාරින්ට : [('නිලධාරින්ට', 185), ('නිළධාරින්ට', 1), ('නිලධාරීන්', 4580), ('නිලධාරීන්ට', 831), ('නිලධාරින්', 973)]</text:p>
          </table:table-cell>
        </table:table-row>
        <table:table-row table:style-name="ro2">
          <table:table-cell table:style-name="ce1" office:value-type="string" calcext:value-type="string">
            <text:p>ජුලි</text:p>
          </table:table-cell>
          <table:table-cell office:value-type="string" calcext:value-type="string">
            <text:p>ජූලි</text:p>
          </table:table-cell>
          <table:table-cell office:value-type="string" calcext:value-type="string">
            <text:p>ජුලි : [('ජූලි', 1084), ('ජුලී', 8), ('ජුනි', 624), ('ජුලිය', 4)]</text:p>
          </table:table-cell>
          <table:table-cell/>
          <table:table-cell office:value-type="string" calcext:value-type="string">
            <text:p>ජුලි : [('ජූලි', 1084), ('ජුලී', 8), ('ජුනි', 624), ('ජුලිය', 4)]</text:p>
          </table:table-cell>
        </table:table-row>
        <table:table-row table:style-name="ro2">
          <table:table-cell table:style-name="ce1" office:value-type="string" calcext:value-type="string">
            <text:p>සහභාගී</text:p>
          </table:table-cell>
          <table:table-cell office:value-type="string" calcext:value-type="string">
            <text:p>සහභාගි</text:p>
          </table:table-cell>
          <table:table-cell office:value-type="string" calcext:value-type="string">
            <text:p>සහභාගී : [('සහභාගී', 2811), ('සහභාගි', 5619), ('සහාභාගී', 3), ('සහභාගීී', 1), ('සහභාගීව', 10)]</text:p>
          </table:table-cell>
          <table:table-cell/>
          <table:table-cell office:value-type="string" calcext:value-type="string">
            <text:p>සහභාගී : [('සහභාගී', 2811), ('සහභාගි', 5619), ('සහාභාගී', 3), ('සහභාගීී', 1), ('සහභාගීව', 10)]</text:p>
          </table:table-cell>
        </table:table-row>
        <table:table-row table:style-name="ro2">
          <table:table-cell table:style-name="ce1" office:value-type="string" calcext:value-type="string">
            <text:p>නිළධාරින්</text:p>
          </table:table-cell>
          <table:table-cell office:value-type="string" calcext:value-type="string">
            <text:p>නිලධාරීන්</text:p>
          </table:table-cell>
          <table:table-cell office:value-type="string" calcext:value-type="string">
            <text:p>නිළධාරින් : [('නිලධාරින්', 973), ('නිලධාරීන්', 4580), ('නිළධාරින්ට', 1), ('නිධාරින්', 0)]</text:p>
          </table:table-cell>
          <table:table-cell/>
          <table:table-cell office:value-type="string" calcext:value-type="string">
            <text:p>නිළධාරින් : [('නිලධාරින්', 973), ('නිලධාරීන්', 4580), ('නිළධාරින්ට', 1), ('නිධාරින්', 0)]</text:p>
          </table:table-cell>
        </table:table-row>
        <table:table-row table:style-name="ro2">
          <table:table-cell table:style-name="ce1" office:value-type="string" calcext:value-type="string">
            <text:p>නිළධාරියෙකු</text:p>
          </table:table-cell>
          <table:table-cell office:value-type="string" calcext:value-type="string">
            <text:p>නිලධාරියෙකු</text:p>
          </table:table-cell>
          <table:table-cell office:value-type="string" calcext:value-type="string">
            <text:p>නිළධාරියෙකු : [('නිලධාරියෙකු', 185), ('නිළධාරියෙක්', 15), ('නිළධාරියෙකි', 1), ('නිළධාරියකු', 8)]</text:p>
          </table:table-cell>
          <table:table-cell/>
          <table:table-cell office:value-type="string" calcext:value-type="string">
            <text:p>නිළධාරියෙකු : [('නිලධාරියෙකු', 185), ('නිළධාරියෙක්', 15), ('නිළධාරියෙකි', 1), ('නිළධාරියකු', 8)]</text:p>
          </table:table-cell>
        </table:table-row>
        <table:table-row table:style-name="ro2">
          <table:table-cell table:style-name="ce1" office:value-type="string" calcext:value-type="string">
            <text:p>කරණු</text:p>
          </table:table-cell>
          <table:table-cell office:value-type="string" calcext:value-type="string">
            <text:p>කරනු</text:p>
          </table:table-cell>
          <table:table-cell office:value-type="string" calcext:value-type="string">
            <text:p>කරණු : [('කරනු', 8696), ('කරණා', 4), ('කර', 54890), ('කරන', 42609), ('කරණ', 237)]</text:p>
          </table:table-cell>
          <table:table-cell/>
          <table:table-cell office:value-type="string" calcext:value-type="string">
            <text:p>කරණු : [('කරනු', 8696), ('කරණා', 4), ('කර', 54890), ('කරන', 42609), ('කරණ', 237)]</text:p>
          </table:table-cell>
        </table:table-row>
        <table:table-row table:style-name="ro2">
          <table:table-cell table:style-name="ce1" office:value-type="string" calcext:value-type="string">
            <text:p>පියනෝ</text:p>
          </table:table-cell>
          <table:table-cell office:value-type="string" calcext:value-type="string">
            <text:p>පියානෝ</text:p>
          </table:table-cell>
          <table:table-cell office:value-type="string" calcext:value-type="string">
            <text:p>පියනෝ : [('පියන්', 37), ('පියන', 22), ('පියනට', 8), ('පියනම', 7), ('පියනේ', 2)]</text:p>
          </table:table-cell>
          <table:table-cell table:style-name="ce7"/>
          <table:table-cell office:value-type="string" calcext:value-type="string">
            <text:p>පියනෝ : [('පියන්', 37), ('පියන', 22), ('පියනට', 8), ('පියනම', 7), ('පියනේ', 2)]</text:p>
          </table:table-cell>
        </table:table-row>
        <table:table-row table:style-name="ro2">
          <table:table-cell table:style-name="ce1" office:value-type="string" calcext:value-type="string">
            <text:p>නිදහස්කර</text:p>
          </table:table-cell>
          <table:table-cell office:value-type="string" calcext:value-type="string">
            <text:p>නිදහස් කර</text:p>
          </table:table-cell>
          <table:table-cell office:value-type="string" calcext:value-type="string">
            <text:p>නිදහස්කර : [('නිදහස්', 7152), ('නිදහස්කරන', 2)]</text:p>
          </table:table-cell>
          <table:table-cell table:style-name="ce7"/>
          <table:table-cell office:value-type="string" calcext:value-type="string">
            <text:p>නිදහස්කර : [('නිදහස්', 7152), ('නිදහස්කරන', 2)]</text:p>
          </table:table-cell>
        </table:table-row>
        <table:table-row table:style-name="ro2">
          <table:table-cell table:style-name="ce1" office:value-type="string" calcext:value-type="string">
            <text:p>කරදෙන</text:p>
          </table:table-cell>
          <table:table-cell office:value-type="string" calcext:value-type="string">
            <text:p>කර දෙන</text:p>
          </table:table-cell>
          <table:table-cell office:value-type="string" calcext:value-type="string">
            <text:p>කරදෙන : [('කරදෙනු', 3), ('කරන', 42609), ('දෙන', 6245), ('කෙරෙන', 3351), ('උරදෙන', 15)]</text:p>
          </table:table-cell>
          <table:table-cell table:style-name="ce14"/>
          <table:table-cell office:value-type="string" calcext:value-type="string">
            <text:p>කරදෙන : [('කරදෙනු', 3), ('කරන', 42609), ('දෙන', 6245), ('කෙරෙන', 3351), ('උරදෙන', 15)]</text:p>
          </table:table-cell>
        </table:table-row>
        <table:table-row table:style-name="ro2">
          <table:table-cell table:style-name="ce1" office:value-type="string" calcext:value-type="string">
            <text:p>ගෙවීමවල</text:p>
          </table:table-cell>
          <table:table-cell office:value-type="string" calcext:value-type="string">
            <text:p>ගෙවීම්වල</text:p>
          </table:table-cell>
          <table:table-cell office:value-type="string" calcext:value-type="string">
            <text:p>ගෙවීමවල : [('ගෙවීම්වල', 2)]</text:p>
          </table:table-cell>
          <table:table-cell/>
          <table:table-cell office:value-type="string" calcext:value-type="string">
            <text:p>ගෙවීමවල : [('ගෙවීම්වල', 2)]</text:p>
          </table:table-cell>
        </table:table-row>
        <table:table-row table:style-name="ro2">
          <table:table-cell table:style-name="ce1" office:value-type="string" calcext:value-type="string">
            <text:p>කල</text:p>
          </table:table-cell>
          <table:table-cell office:value-type="string" calcext:value-type="string">
            <text:p>කළ</text:p>
          </table:table-cell>
          <table:table-cell office:value-type="string" calcext:value-type="string">
            <text:p>කල : [('කළ', 51469), ('කලී', 121), ('ම', 14220), ('සේ', 2644), ('එකල', 963)]</text:p>
          </table:table-cell>
          <table:table-cell/>
          <table:table-cell office:value-type="string" calcext:value-type="string">
            <text:p>කල : [('කළ', 51469), ('කලී', 121), ('ම', 14220), ('සේ', 2644), ('එකල', 963)]</text:p>
          </table:table-cell>
        </table:table-row>
        <table:table-row table:style-name="ro2">
          <table:table-cell table:style-name="ce1" office:value-type="string" calcext:value-type="string">
            <text:p>සහයකයන්</text:p>
          </table:table-cell>
          <table:table-cell office:value-type="string" calcext:value-type="string">
            <text:p>සහායකයන්</text:p>
          </table:table-cell>
          <table:table-cell office:value-type="string" calcext:value-type="string">
            <text:p>සහයකයන් : [('සහායකයන්', 27), ('සහයකයින්', 0)]</text:p>
          </table:table-cell>
          <table:table-cell/>
          <table:table-cell office:value-type="string" calcext:value-type="string">
            <text:p>සහයකයන් : [('සහායකයන්', 27), ('සහයකයින්', 0)]</text:p>
          </table:table-cell>
        </table:table-row>
        <table:table-row table:style-name="ro3">
          <table:table-cell table:style-name="ce1" office:value-type="string" calcext:value-type="string">
            <text:p>කළමණාකාර</text:p>
          </table:table-cell>
          <table:table-cell office:value-type="string" calcext:value-type="string">
            <text:p>කළමනාකරණ</text:p>
          </table:table-cell>
          <table:table-cell office:value-type="string" calcext:value-type="string">
            <text:p>කළමණාකාර : [('කළමනාකාර', 325), ('කලමණාකාර', 0), ('කළමණාකාරු', 1), ('කළමණාකර', 2)]</text:p>
          </table:table-cell>
          <table:table-cell table:style-name="ce7"/>
          <table:table-cell office:value-type="string" calcext:value-type="string">
            <text:p>කළමණාකාර : [('කළමනාකාර', 325), ('කලමණාකාර', 0), ('කළමණාකාරු', 1), ('කළමණාකර', 2)]</text:p>
          </table:table-cell>
        </table:table-row>
        <table:table-row table:style-name="ro2">
          <table:table-cell table:style-name="ce1" office:value-type="string" calcext:value-type="string">
            <text:p>ලේඛණය</text:p>
          </table:table-cell>
          <table:table-cell office:value-type="string" calcext:value-type="string">
            <text:p>ලේඛනය</text:p>
          </table:table-cell>
          <table:table-cell office:value-type="string" calcext:value-type="string">
            <text:p>ලේඛණය : [('ලේඛනය', 221), ('ලේඛණ', 132), ('ලේඛණයේ', 16), ('ලේඛය', 13), ('ලේඛණයට', 4)]</text:p>
          </table:table-cell>
          <table:table-cell/>
          <table:table-cell office:value-type="string" calcext:value-type="string">
            <text:p>ලේඛණය : [('ලේඛනය', 221), ('ලේඛණ', 132), ('ලේඛණයේ', 16), ('ලේඛය', 13), ('ලේඛණයට', 4)]</text:p>
          </table:table-cell>
        </table:table-row>
        <table:table-row table:style-name="ro2">
          <table:table-cell table:style-name="ce1" office:value-type="string" calcext:value-type="string">
            <text:p>ප්‍රවෘති</text:p>
          </table:table-cell>
          <table:table-cell office:value-type="string" calcext:value-type="string">
            <text:p>ප්‍රවෘත්ති</text:p>
          </table:table-cell>
          <table:table-cell office:value-type="string" calcext:value-type="string">
            <text:p>ප්‍රවෘති : [('ප්\u200dරවෘත්ති', 1714)]</text:p>
          </table:table-cell>
          <table:table-cell/>
          <table:table-cell office:value-type="string" calcext:value-type="string">
            <text:p>ප්‍රවෘති : [('ප්\u200dරවෘත්ති', 1714)]</text:p>
          </table:table-cell>
        </table:table-row>
        <table:table-row table:style-name="ro2">
          <table:table-cell table:style-name="ce1" office:value-type="string" calcext:value-type="string">
            <text:p>සියළුම</text:p>
          </table:table-cell>
          <table:table-cell office:value-type="string" calcext:value-type="string">
            <text:p>සියලුම</text:p>
          </table:table-cell>
          <table:table-cell office:value-type="string" calcext:value-type="string">
            <text:p>සියළුම : [('සියලුම', 3425), ('සියලු', 10050), ('සියළු', 782)]</text:p>
          </table:table-cell>
          <table:table-cell/>
          <table:table-cell office:value-type="string" calcext:value-type="string">
            <text:p>සියළුම : [('සියලුම', 3425), ('සියලු', 10050), ('සියළු', 782)]</text:p>
          </table:table-cell>
        </table:table-row>
        <table:table-row table:style-name="ro2">
          <table:table-cell table:style-name="ce1" office:value-type="string" calcext:value-type="string">
            <text:p>කණිෂ්ඨ</text:p>
          </table:table-cell>
          <table:table-cell office:value-type="string" calcext:value-type="string">
            <text:p>කනිෂ්ඨ</text:p>
          </table:table-cell>
          <table:table-cell office:value-type="string" calcext:value-type="string">
            <text:p>කණිෂ්ඨ : [('කනිෂ්ඨ', 733)]</text:p>
          </table:table-cell>
          <table:table-cell/>
          <table:table-cell office:value-type="string" calcext:value-type="string">
            <text:p>කණිෂ්ඨ : [('කනිෂ්ඨ', 733)]</text:p>
          </table:table-cell>
        </table:table-row>
        <table:table-row table:style-name="ro2">
          <table:table-cell table:style-name="ce1" office:value-type="string" calcext:value-type="string">
            <text:p>සෑවකයින්ගේ</text:p>
          </table:table-cell>
          <table:table-cell office:value-type="string" calcext:value-type="string">
            <text:p>සේවකයින්ගේ</text:p>
          </table:table-cell>
          <table:table-cell office:value-type="string" calcext:value-type="string">
            <text:p>සෑවකයින්ගේ : [('සේවකයින්ගේ', 83)]</text:p>
          </table:table-cell>
          <table:table-cell/>
          <table:table-cell office:value-type="string" calcext:value-type="string">
            <text:p>සෑවකයින්ගේ : [('සේවකයින්ගේ', 83)]</text:p>
          </table:table-cell>
        </table:table-row>
        <table:table-row table:style-name="ro2">
          <table:table-cell table:style-name="ce1" office:value-type="string" calcext:value-type="string">
            <text:p>ඇතුලත්ව</text:p>
          </table:table-cell>
          <table:table-cell office:value-type="string" calcext:value-type="string">
            <text:p>ඇතුළත්ව</text:p>
          </table:table-cell>
          <table:table-cell office:value-type="string" calcext:value-type="string">
            <text:p>ඇතුලත්ව : [('ඇතුළත්ව', 432), ('ඇතුලත්වී', 4), ('ඇතුලත්වූ', 4), ('ඇතුළත්', 4923), ('ඇතුලත්', 1106)]</text:p>
          </table:table-cell>
          <table:table-cell/>
          <table:table-cell office:value-type="string" calcext:value-type="string">
            <text:p>ඇතුලත්ව : [('ඇතුළත්ව', 432), ('ඇතුලත්වී', 4), ('ඇතුලත්වූ', 4), ('ඇතුළත්', 4923), ('ඇතුලත්', 1106)]</text:p>
          </table:table-cell>
        </table:table-row>
        <table:table-row table:style-name="ro2">
          <table:table-cell table:style-name="ce1" office:value-type="string" calcext:value-type="string">
            <text:p>ඔවුනට</text:p>
          </table:table-cell>
          <table:table-cell office:value-type="string" calcext:value-type="string">
            <text:p>ඔවුන්ට</text:p>
          </table:table-cell>
          <table:table-cell office:value-type="string" calcext:value-type="string">
            <text:p>ඔවුනට : [('ඔවුන්ට', 3608), ('ඔහුට', 4574), ('ඔවුහු', 1894), ('ඔවුනටම', 13), ('ඔවුන', 11)]</text:p>
          </table:table-cell>
          <table:table-cell/>
          <table:table-cell office:value-type="string" calcext:value-type="string">
            <text:p>ඔවුනට : [('ඔවුන්ට', 3608), ('ඔහුට', 4574), ('ඔවුහු', 1894), ('ඔවුනටම', 13), ('ඔවුන', 11)]</text:p>
          </table:table-cell>
        </table:table-row>
        <table:table-row table:style-name="ro2">
          <table:table-cell table:style-name="ce1" office:value-type="string" calcext:value-type="string">
            <text:p>කොට්ටාශ</text:p>
          </table:table-cell>
          <table:table-cell office:value-type="string" calcext:value-type="string">
            <text:p>කොට්ඨාස</text:p>
          </table:table-cell>
          <table:table-cell office:value-type="string" calcext:value-type="string">
            <text:p>කොට්ටාශ : [('කොට්ඨාස', 1529), ('කොට්ටාව', 277), ('කොට්ඨාශ', 174), ('කොට්ටාස', 5), ('කොට්ටා', 3)]</text:p>
          </table:table-cell>
          <table:table-cell/>
          <table:table-cell office:value-type="string" calcext:value-type="string">
            <text:p>කොට්ටාශ : [('කොට්ඨාස', 1529), ('කොට්ටාව', 277), ('කොට්ඨාශ', 174), ('කොට්ටාස', 5), ('කොට්ටා', 3)]</text:p>
          </table:table-cell>
        </table:table-row>
        <table:table-row table:style-name="ro2">
          <table:table-cell table:style-name="ce1" office:value-type="string" calcext:value-type="string">
            <text:p>ජයාරූප</text:p>
          </table:table-cell>
          <table:table-cell office:value-type="string" calcext:value-type="string">
            <text:p>ඡායාරූප</text:p>
          </table:table-cell>
          <table:table-cell office:value-type="string" calcext:value-type="string">
            <text:p>ජයාරූප : [('ජායාරූප', 22), ('ඡයාරූප', 38)]</text:p>
          </table:table-cell>
          <table:table-cell table:style-name="ce7"/>
          <table:table-cell office:value-type="string" calcext:value-type="string">
            <text:p>ජයාරූප : [('ජායාරූප', 22), ('ඡයාරූප', 38)]</text:p>
          </table:table-cell>
        </table:table-row>
        <table:table-row table:style-name="ro2">
          <table:table-cell table:style-name="ce1" office:value-type="string" calcext:value-type="string">
            <text:p>අදාලව</text:p>
          </table:table-cell>
          <table:table-cell office:value-type="string" calcext:value-type="string">
            <text:p>අදාළව</text:p>
          </table:table-cell>
          <table:table-cell office:value-type="string" calcext:value-type="string">
            <text:p>අදාලව : [('අදාළව', 404), ('අදාළ', 4997), ('අදාල', 1593), ('අදාලවන', 7)]</text:p>
          </table:table-cell>
          <table:table-cell/>
          <table:table-cell office:value-type="string" calcext:value-type="string">
            <text:p>අදාලව : [('අදාළව', 404), ('අදාළ', 4997), ('අදාල', 1593), ('අදාලවන', 7)]</text:p>
          </table:table-cell>
        </table:table-row>
        <table:table-row table:style-name="ro2">
          <table:table-cell table:style-name="ce1" office:value-type="string" calcext:value-type="string">
            <text:p>බැලිමක්</text:p>
          </table:table-cell>
          <table:table-cell office:value-type="string" calcext:value-type="string">
            <text:p>බැලීමක්</text:p>
          </table:table-cell>
          <table:table-cell office:value-type="string" calcext:value-type="string">
            <text:p>බැලිමක් : [('බැලීමක්', 89), ('බැල්මක්', 22), ('බැලුමක්', 2), ('බැලිම්', 3), ('බැදිමක්', 1)]</text:p>
          </table:table-cell>
          <table:table-cell/>
          <table:table-cell office:value-type="string" calcext:value-type="string">
            <text:p>බැලිමක් : [('බැලීමක්', 89), ('බැල්මක්', 22), ('බැලුමක්', 2), ('බැලිම්', 3), ('බැදිමක්', 1)]</text:p>
          </table:table-cell>
        </table:table-row>
        <table:table-row table:style-name="ro2">
          <table:table-cell table:style-name="ce1" office:value-type="string" calcext:value-type="string">
            <text:p>ලබාගැනිමට</text:p>
          </table:table-cell>
          <table:table-cell office:value-type="string" calcext:value-type="string">
            <text:p>ලබාගැනීමට</text:p>
          </table:table-cell>
          <table:table-cell office:value-type="string" calcext:value-type="string">
            <text:p>ලබාගැනිමට : [('ලබාගැනීමට', 931), ('ලබාගැනුමට', 2), ('ලබාගැන්මට', 1), ('ලබාගැනිම', 12), ('ලබාගැනිමේ', 7)]</text:p>
          </table:table-cell>
          <table:table-cell/>
          <table:table-cell office:value-type="string" calcext:value-type="string">
            <text:p>ලබාගැනිමට : [('ලබාගැනීමට', 931), ('ලබාගැනුමට', 2), ('ලබාගැන්මට', 1), ('ලබාගැනිම', 12), ('ලබාගැනිමේ', 7)]</text:p>
          </table:table-cell>
        </table:table-row>
        <table:table-row table:style-name="ro2">
          <table:table-cell table:style-name="ce1" office:value-type="string" calcext:value-type="string">
            <text:p>පැමිණීමට</text:p>
          </table:table-cell>
          <table:table-cell office:value-type="string" calcext:value-type="string">
            <text:p>පැමිණීමට</text:p>
          </table:table-cell>
          <table:table-cell office:value-type="string" calcext:value-type="string">
            <text:p>පැමිණීමට : [('පැමිණීමට', 734), ('පැමිනීමට', 5), ('පැමිණිමට', 23), ('පැමිණීම්', 2), ('පැමීණීමට', 0)]</text:p>
          </table:table-cell>
          <table:table-cell/>
          <table:table-cell office:value-type="string" calcext:value-type="string">
            <text:p>පැමිණීමට : [('පැමිණීමට', 734), ('පැමිනීමට', 5), ('පැමිණිමට', 23), ('පැමිණීම්', 2), ('පැමීණීමට', 0)]</text:p>
          </table:table-cell>
        </table:table-row>
        <table:table-row table:style-name="ro3">
          <table:table-cell table:style-name="ce1" office:value-type="string" calcext:value-type="string">
            <text:p>මගින්</text:p>
          </table:table-cell>
          <table:table-cell office:value-type="string" calcext:value-type="string">
            <text:p>මඟින්</text:p>
          </table:table-cell>
          <table:table-cell office:value-type="string" calcext:value-type="string">
            <text:p>මගින් : [('මගින්', 14376), ('මඟින්', 7104), ('මගිනි', 440), ('වලින්', 5616), ('නමින්', 2988)]</text:p>
          </table:table-cell>
          <table:table-cell table:style-name="ce9" office:value-type="string" calcext:value-type="string">
            <text:p>5000 15000</text:p>
          </table:table-cell>
          <table:table-cell office:value-type="string" calcext:value-type="string">
            <text:p>මගින් : [('මගින්', 14376), ('මඟින්', 7104), ('මගිනි', 440), ('වලින්', 5616), ('නමින්', 2988)]</text:p>
          </table:table-cell>
        </table:table-row>
        <table:table-row table:style-name="ro2">
          <table:table-cell table:style-name="ce1" office:value-type="string" calcext:value-type="string">
            <text:p>ඔක්තොම්බෙර්</text:p>
          </table:table-cell>
          <table:table-cell office:value-type="string" calcext:value-type="string">
            <text:p>ඔක්තෝබර්</text:p>
          </table:table-cell>
          <table:table-cell office:value-type="string" calcext:value-type="string">
            <text:p>ඔක්තොම්බෙර් : [('ඔක්තොම්බර්', 77)]</text:p>
          </table:table-cell>
          <table:table-cell/>
          <table:table-cell office:value-type="string" calcext:value-type="string">
            <text:p>ඔක්තොම්බෙර් : [('ඔක්තොම්බර්', 77)]</text:p>
          </table:table-cell>
        </table:table-row>
        <table:table-row table:style-name="ro2">
          <table:table-cell table:style-name="ce1" office:value-type="string" calcext:value-type="string">
            <text:p>සංශෝදනයක්</text:p>
          </table:table-cell>
          <table:table-cell office:value-type="string" calcext:value-type="string">
            <text:p>සංශෝධනයක්</text:p>
          </table:table-cell>
          <table:table-cell office:value-type="string" calcext:value-type="string">
            <text:p>සංශෝදනයක් : [('සංශෝධනයක්', 129), ('සංශෝධනය', 1120)]</text:p>
          </table:table-cell>
          <table:table-cell/>
          <table:table-cell office:value-type="string" calcext:value-type="string">
            <text:p>සංශෝදනයක් : [('සංශෝධනයක්', 129), ('සංශෝධනය', 1120)]</text:p>
          </table:table-cell>
        </table:table-row>
        <table:table-row table:style-name="ro2">
          <table:table-cell table:style-name="ce1" office:value-type="string" calcext:value-type="string">
            <text:p>ශ්‍රවනාගාරයේදී</text:p>
          </table:table-cell>
          <table:table-cell office:value-type="string" calcext:value-type="string">
            <text:p>ශ්‍රවණාගාරයේදී</text:p>
          </table:table-cell>
          <table:table-cell office:value-type="string" calcext:value-type="string">
            <text:p>ශ්‍රවනාගාරයේදී : [('ශ්\u200dරවණාගාරයේදී', 171)]</text:p>
          </table:table-cell>
          <table:table-cell/>
          <table:table-cell office:value-type="string" calcext:value-type="string">
            <text:p>ශ්‍රවනාගාරයේදී : [('ශ්\u200dරවණාගාරයේදී', 171)]</text:p>
          </table:table-cell>
        </table:table-row>
        <table:table-row table:style-name="ro3">
          <table:table-cell table:style-name="ce1" office:value-type="string" calcext:value-type="string">
            <text:p>මිළදී</text:p>
          </table:table-cell>
          <table:table-cell office:value-type="string" calcext:value-type="string">
            <text:p><text:s/>මිල <text:s/>දී</text:p>
          </table:table-cell>
          <table:table-cell office:value-type="string" calcext:value-type="string">
            <text:p>මිළදී : [('මිලදී', 1783), ('මිළදි', 7)]</text:p>
          </table:table-cell>
          <table:table-cell table:style-name="ce14"/>
          <table:table-cell office:value-type="string" calcext:value-type="string">
            <text:p>මිළදී : [('මිලදී', 1783), ('මිළදි', 7)]</text:p>
          </table:table-cell>
        </table:table-row>
        <table:table-row table:style-name="ro3">
          <table:table-cell table:style-name="ce1" office:value-type="string" calcext:value-type="string">
            <text:p>වර්ෂික</text:p>
          </table:table-cell>
          <table:table-cell office:value-type="string" calcext:value-type="string">
            <text:p>වාර්ෂික</text:p>
          </table:table-cell>
          <table:table-cell office:value-type="string" calcext:value-type="string">
            <text:p>වර්ෂික : [('වර්ෂික', 5), ('වාර්ෂික', 976), ('වර්ෂ', 1905), ('වර්ෂයේ', 1881), ('වර්ෂයක', 24)]</text:p>
          </table:table-cell>
          <table:table-cell table:style-name="ce9"/>
          <table:table-cell office:value-type="string" calcext:value-type="string">
            <text:p>වර්ෂික : [('වර්ෂික', 5), ('වාර්ෂික', 976), ('වර්ෂ', 1905), ('වර්ෂයේ', 1881), ('වර්ෂයක', 24)]</text:p>
          </table:table-cell>
        </table:table-row>
        <table:table-row table:style-name="ro3">
          <table:table-cell table:style-name="ce1" office:value-type="string" calcext:value-type="string">
            <text:p>ඉක්මණින්</text:p>
          </table:table-cell>
          <table:table-cell office:value-type="string" calcext:value-type="string">
            <text:p>ඉක්මනින්</text:p>
          </table:table-cell>
          <table:table-cell office:value-type="string" calcext:value-type="string">
            <text:p>ඉක්මණින් : [('ඉක්මනින්', 997), ('ඉක්මණින්ම', 35)]</text:p>
          </table:table-cell>
          <table:table-cell/>
          <table:table-cell office:value-type="string" calcext:value-type="string">
            <text:p>ඉක්මණින් : [('ඉක්මනින්', 997), ('ඉක්මණින්ම', 35)]</text:p>
          </table:table-cell>
        </table:table-row>
        <table:table-row table:style-name="ro3">
          <table:table-cell table:style-name="ce1" office:value-type="string" calcext:value-type="string">
            <text:p>දැක්වනුයේ</text:p>
          </table:table-cell>
          <table:table-cell office:value-type="string" calcext:value-type="string">
            <text:p>දැක්වෙනුයේ</text:p>
          </table:table-cell>
          <table:table-cell office:value-type="string" calcext:value-type="string">
            <text:p>දැක්වනුයේ : [('දක්වනුයේ', 29), ('දැක්වෙනුයේ', 27), ('දැක්වුයේ', 15)]</text:p>
          </table:table-cell>
          <table:table-cell table:style-name="ce9"/>
          <table:table-cell office:value-type="string" calcext:value-type="string">
            <text:p>දැක්වනුයේ : [('දක්වනුයේ', 29), ('දැක්වෙනුයේ', 27), ('දැක්වුයේ', 15)]</text:p>
          </table:table-cell>
        </table:table-row>
        <table:table-row table:style-name="ro2">
          <table:table-cell table:style-name="ce1" office:value-type="string" calcext:value-type="string">
            <text:p>මහාතා</text:p>
          </table:table-cell>
          <table:table-cell office:value-type="string" calcext:value-type="string">
            <text:p>මහතා</text:p>
          </table:table-cell>
          <table:table-cell office:value-type="string" calcext:value-type="string">
            <text:p>මහාතා : [('මහතා', 44539), ('මහතාට', 2727), ('මහාත', 2)]</text:p>
          </table:table-cell>
          <table:table-cell/>
          <table:table-cell office:value-type="string" calcext:value-type="string">
            <text:p>මහාතා : [('මහතා', 44539), ('මහතාට', 2727), ('මහාත', 2)]</text:p>
          </table:table-cell>
        </table:table-row>
        <table:table-row table:style-name="ro2">
          <table:table-cell table:style-name="ce1" office:value-type="string" calcext:value-type="string">
            <text:p>රාජකාරී</text:p>
          </table:table-cell>
          <table:table-cell office:value-type="string" calcext:value-type="string">
            <text:p>රාජකාරි</text:p>
          </table:table-cell>
          <table:table-cell office:value-type="string" calcext:value-type="string">
            <text:p>රාජකාරී : [('රාජකාරි', 610), ('රාජකාරීය', 3)]</text:p>
          </table:table-cell>
          <table:table-cell/>
          <table:table-cell office:value-type="string" calcext:value-type="string">
            <text:p>රාජකාරී : [('රාජකාරි', 610), ('රාජකාරීය', 3)]</text:p>
          </table:table-cell>
        </table:table-row>
        <table:table-row table:style-name="ro3">
          <table:table-cell table:style-name="ce1" office:value-type="string" calcext:value-type="string">
            <text:p>යාවත්කාලීනව</text:p>
          </table:table-cell>
          <table:table-cell office:value-type="string" calcext:value-type="string">
            <text:p>යාවත්කාලිනව</text:p>
          </table:table-cell>
          <table:table-cell office:value-type="string" calcext:value-type="string">
            <text:p>යාවත්කාලීනව : [('යාවත්කාලීන', 105)]</text:p>
          </table:table-cell>
          <table:table-cell table:style-name="ce7"/>
          <table:table-cell office:value-type="string" calcext:value-type="string">
            <text:p>යාවත්කාලීනව : [('යාවත්කාලීන', 105)]</text:p>
          </table:table-cell>
        </table:table-row>
        <table:table-row table:style-name="ro3">
          <table:table-cell table:style-name="ce1" office:value-type="string" calcext:value-type="string">
            <text:p>පාඨමාලවන්</text:p>
          </table:table-cell>
          <table:table-cell office:value-type="string" calcext:value-type="string">
            <text:p>පාඨමාලාවන්</text:p>
          </table:table-cell>
          <table:table-cell office:value-type="string" calcext:value-type="string">
            <text:p>පාඨමාලවන් : [('පාඨමාලාවන්', 58)]</text:p>
          </table:table-cell>
          <table:table-cell/>
          <table:table-cell office:value-type="string" calcext:value-type="string">
            <text:p>පාඨමාලවන් : [('පාඨමාලාවන්', 58)]</text:p>
          </table:table-cell>
        </table:table-row>
        <table:table-row table:style-name="ro3">
          <table:table-cell table:style-name="ce1" office:value-type="string" calcext:value-type="string">
            <text:p>අධ්‍යන</text:p>
          </table:table-cell>
          <table:table-cell office:value-type="string" calcext:value-type="string">
            <text:p>අධ්‍යයන</text:p>
          </table:table-cell>
          <table:table-cell office:value-type="string" calcext:value-type="string">
            <text:p>අධ්‍යන : [('අධ්\u200dයාපන', 6389), ('අධ්\u200dයයන', 987), ('අධ්\u200dයපන', 14), ('මධ්\u200dයන', 11), ('අධ්යයන', 6)]</text:p>
          </table:table-cell>
          <table:table-cell table:style-name="ce9"/>
          <table:table-cell office:value-type="string" calcext:value-type="string">
            <text:p>අධ්‍යන : [('අධ්\u200dයාපන', 6389), ('අධ්\u200dයයන', 987), ('අධ්\u200dයපන', 14), ('මධ්\u200dයන', 11), ('අධ්යයන', 6)]</text:p>
          </table:table-cell>
        </table:table-row>
        <table:table-row table:style-name="ro3">
          <table:table-cell table:style-name="ce1" office:value-type="string" calcext:value-type="string">
            <text:p>විෂයානුබද්ධ</text:p>
          </table:table-cell>
          <table:table-cell office:value-type="string" calcext:value-type="string">
            <text:p>විෂයයානුබද්ධ</text:p>
          </table:table-cell>
          <table:table-cell office:value-type="string" calcext:value-type="string">
            <text:p>විෂයානුබද්ධ : [('විෂයානුබද්ධ', 25), ('විෂයානුබද්ධව', 0)]</text:p>
          </table:table-cell>
          <table:table-cell table:style-name="ce7"/>
          <table:table-cell office:value-type="string" calcext:value-type="string">
            <text:p>විෂයානුබද්ධ : [('විෂයානුබද්ධ', 25), ('විෂයානුබද්ධව', 0)]</text:p>
          </table:table-cell>
        </table:table-row>
        <table:table-row table:style-name="ro2">
          <table:table-cell table:style-name="ce1" office:value-type="string" calcext:value-type="string">
            <text:p>අත්‍යවශ්‍ය</text:p>
          </table:table-cell>
          <table:table-cell office:value-type="string" calcext:value-type="string">
            <text:p>අත්‍යාවශ්‍ය</text:p>
          </table:table-cell>
          <table:table-cell office:value-type="string" calcext:value-type="string">
            <text:p>අත්‍යවශ්‍ය : [('අත්\u200dයාවශ්\u200dය', 289), ('අත්\u200dයවශ්\u200dයය', 36), ('අත්\u200dයවශ්\u200dයම', 25), ('අත්\u200dයවශ්\u200dයව', 12), ('අත්\u200dයඅවශ්\u200dය', 3)]</text:p>
          </table:table-cell>
          <table:table-cell/>
          <table:table-cell office:value-type="string" calcext:value-type="string">
            <text:p>අත්‍යවශ්‍ය : [('අත්\u200dයාවශ්\u200dය', 289), ('අත්\u200dයවශ්\u200dයය', 36), ('අත්\u200dයවශ්\u200dයම', 25), ('අත්\u200dයවශ්\u200dයව', 12), ('අත්\u200dයඅවශ්\u200dය', 3)]</text:p>
          </table:table-cell>
        </table:table-row>
        <table:table-row table:style-name="ro2">
          <table:table-cell table:style-name="ce1" office:value-type="string" calcext:value-type="string">
            <text:p>මණඩලය</text:p>
          </table:table-cell>
          <table:table-cell office:value-type="string" calcext:value-type="string">
            <text:p>මණ්ඩලය</text:p>
          </table:table-cell>
          <table:table-cell office:value-type="string" calcext:value-type="string">
            <text:p>මණඩලය : [('මණ්ඩලය', 3110), ('මණ්ඩලයේ', 2067), ('මණ්ලය', 0), ('මණඩලීය', 0), ('මණඩල', 4)]</text:p>
          </table:table-cell>
          <table:table-cell/>
          <table:table-cell office:value-type="string" calcext:value-type="string">
            <text:p>මණඩලය : [('මණ්ඩලය', 3110), ('මණ්ඩලයේ', 2067), ('මණ්ලය', 0), ('මණඩලීය', 0), ('මණඩල', 4)]</text:p>
          </table:table-cell>
        </table:table-row>
        <table:table-row table:style-name="ro2">
          <table:table-cell table:style-name="ce1" office:value-type="string" calcext:value-type="string">
            <text:p>ගැටළුවක්</text:p>
          </table:table-cell>
          <table:table-cell office:value-type="string" calcext:value-type="string">
            <text:p>ගැටලුවක්</text:p>
          </table:table-cell>
          <table:table-cell office:value-type="string" calcext:value-type="string">
            <text:p>ගැටළුවක් : [('ගැටලුවක්', 860), ('ගැටළුවකි', 26), ('ගැටළුවකට', 9)]</text:p>
          </table:table-cell>
          <table:table-cell/>
          <table:table-cell office:value-type="string" calcext:value-type="string">
            <text:p>ගැටළුවක් : [('ගැටලුවක්', 860), ('ගැටළුවකි', 26), ('ගැටළුවකට', 9)]</text:p>
          </table:table-cell>
        </table:table-row>
        <table:table-row table:style-name="ro3">
          <table:table-cell table:style-name="ce1" office:value-type="string" calcext:value-type="string">
            <text:p>බවින්</text:p>
          </table:table-cell>
          <table:table-cell office:value-type="string" calcext:value-type="string">
            <text:p>බැවින්</text:p>
          </table:table-cell>
          <table:table-cell office:value-type="string" calcext:value-type="string">
            <text:p>බවින් : [('බරින්', 118), ('බවෙන්', 53), ('බවකින්', 50), ('එබවින්', 2)]</text:p>
          </table:table-cell>
          <table:table-cell table:style-name="ce7"/>
          <table:table-cell office:value-type="string" calcext:value-type="string">
            <text:p>බවින් : [('බරින්', 118), ('බවෙන්', 53), ('බවකින්', 50), ('එබවින්', 2)]</text:p>
          </table:table-cell>
        </table:table-row>
        <table:table-row table:style-name="ro2">
          <table:table-cell table:style-name="ce1" office:value-type="string" calcext:value-type="string">
            <text:p>අවශය</text:p>
          </table:table-cell>
          <table:table-cell office:value-type="string" calcext:value-type="string">
            <text:p>අවශ්‍ය</text:p>
          </table:table-cell>
          <table:table-cell office:value-type="string" calcext:value-type="string">
            <text:p>අවශය : [('අවශ්\u200dය', 11565), ('අවශ්ය', 86), ('අවශ', 2)]</text:p>
          </table:table-cell>
          <table:table-cell/>
          <table:table-cell office:value-type="string" calcext:value-type="string">
            <text:p>අවශය : [('අවශ්\u200dය', 11565), ('අවශ්ය', 86), ('අවශ', 2)]</text:p>
          </table:table-cell>
        </table:table-row>
        <table:table-row table:style-name="ro2">
          <table:table-cell table:style-name="ce1" office:value-type="string" calcext:value-type="string">
            <text:p>ද්විතීයීක</text:p>
          </table:table-cell>
          <table:table-cell office:value-type="string" calcext:value-type="string">
            <text:p>ද්විතියික</text:p>
          </table:table-cell>
          <table:table-cell office:value-type="string" calcext:value-type="string">
            <text:p>ද්විතීයීක : [('ද්විතීයික', 171), ('ද්විතියීක', 4), ('ද්විතීයක', 11)]</text:p>
          </table:table-cell>
          <table:table-cell/>
          <table:table-cell office:value-type="string" calcext:value-type="string">
            <text:p>ද්විතීයීක : [('ද්විතීයික', 171), ('ද්විතියීක', 4), ('ද්විතීයක', 11)]</text:p>
          </table:table-cell>
        </table:table-row>
        <table:table-row table:style-name="ro2">
          <table:table-cell table:style-name="ce1" office:value-type="string" calcext:value-type="string">
            <text:p>ශක්ටිමත්</text:p>
          </table:table-cell>
          <table:table-cell office:value-type="string" calcext:value-type="string">
            <text:p>ශක්තිමත්</text:p>
          </table:table-cell>
          <table:table-cell office:value-type="string" calcext:value-type="string">
            <text:p>ශක්ටිමත් : [('ශක්තිමත්', 2771)]</text:p>
          </table:table-cell>
          <table:table-cell/>
          <table:table-cell office:value-type="string" calcext:value-type="string">
            <text:p>ශක්ටිමත් : [('ශක්තිමත්', 2771)]</text:p>
          </table:table-cell>
        </table:table-row>
        <table:table-row table:style-name="ro2">
          <table:table-cell table:style-name="ce1" office:value-type="string" calcext:value-type="string">
            <text:p>වැසිකිලි</text:p>
          </table:table-cell>
          <table:table-cell office:value-type="string" calcext:value-type="string">
            <text:p>වැසිකිළි</text:p>
          </table:table-cell>
          <table:table-cell office:value-type="string" calcext:value-type="string">
            <text:p>වැසිකිලි : [('වැසිකිළි', 456), ('කැසිකිලි', 2), ('වැසිකිලිය', 0)]</text:p>
          </table:table-cell>
          <table:table-cell/>
          <table:table-cell office:value-type="string" calcext:value-type="string">
            <text:p>වැසිකිලි : [('වැසිකිළි', 456), ('කැසිකිලි', 2), ('වැසිකිලිය', 0)]</text:p>
          </table:table-cell>
        </table:table-row>
        <table:table-row table:style-name="ro2">
          <table:table-cell table:style-name="ce1" office:value-type="string" calcext:value-type="string">
            <text:p>කාරුණීව</text:p>
          </table:table-cell>
          <table:table-cell office:value-type="string" calcext:value-type="string">
            <text:p>කාරුණිකව</text:p>
          </table:table-cell>
          <table:table-cell office:value-type="string" calcext:value-type="string">
            <text:p>කාරුණීව : [[('කාරුණිකව', 2), ('කාරුණිකය', 3)]]</text:p>
          </table:table-cell>
          <table:table-cell/>
          <table:table-cell office:value-type="string" calcext:value-type="string">
            <text:p>කාරුණීව : [[('කාරුණික', 90), ('කාරුණිකව', 45)]]</text:p>
          </table:table-cell>
        </table:table-row>
        <table:table-row table:style-name="ro2">
          <table:table-cell table:style-name="ce1" office:value-type="string" calcext:value-type="string">
            <text:p>සෑමවිටම</text:p>
          </table:table-cell>
          <table:table-cell office:value-type="string" calcext:value-type="string">
            <text:p>සැමවිටම</text:p>
          </table:table-cell>
          <table:table-cell office:value-type="string" calcext:value-type="string">
            <text:p>සෑමවිටම : [('සැමවිටම', 168), ('සෑමවිටකම', 4), ('සෑමවිට', 3)]</text:p>
          </table:table-cell>
          <table:table-cell/>
          <table:table-cell office:value-type="string" calcext:value-type="string">
            <text:p>සෑමවිටම : [('සැමවිටම', 168), ('සෑමවිටකම', 4), ('සෑමවිට', 3)]</text:p>
          </table:table-cell>
        </table:table-row>
        <table:table-row table:style-name="ro2">
          <table:table-cell table:style-name="ce1" office:value-type="string" calcext:value-type="string">
            <text:p>අපක්ෂපාතීව</text:p>
          </table:table-cell>
          <table:table-cell office:value-type="string" calcext:value-type="string">
            <text:p>අපක්ෂපාතිව</text:p>
          </table:table-cell>
          <table:table-cell office:value-type="string" calcext:value-type="string">
            <text:p>අපක්ෂපාතීව : [('අපක්ෂපාතීව', 31), ('අපක්ෂපාතී', 37), ('පක්ෂපාතීව', 16), ('අපක්\u200dෂපාතීව', 10)]</text:p>
          </table:table-cell>
          <table:table-cell/>
          <table:table-cell office:value-type="string" calcext:value-type="string">
            <text:p>අපක්ෂපාතීව : [('අපක්ෂපාතීව', 31), ('අපක්ෂපාතී', 37), ('පක්ෂපාතීව', 16), ('අපක්\u200dෂපාතීව', 10)]</text:p>
          </table:table-cell>
        </table:table-row>
        <table:table-row table:style-name="ro2">
          <table:table-cell table:style-name="ce1" office:value-type="string" calcext:value-type="string">
            <text:p>අධ්‍යනයකින්</text:p>
          </table:table-cell>
          <table:table-cell office:value-type="string" calcext:value-type="string">
            <text:p>අධ්‍යයනයකින්</text:p>
          </table:table-cell>
          <table:table-cell office:value-type="string" calcext:value-type="string">
            <text:p>අධ්‍යනයකින් : [('අධ්\u200dයයනයකින්', 29)]</text:p>
          </table:table-cell>
          <table:table-cell/>
          <table:table-cell office:value-type="string" calcext:value-type="string">
            <text:p>අධ්‍යනයකින් : [('අධ්\u200dයයනයකින්', 29)]</text:p>
          </table:table-cell>
        </table:table-row>
        <table:table-row table:style-name="ro3">
          <table:table-cell table:style-name="ce1" office:value-type="string" calcext:value-type="string">
            <text:p>පෞරුෂයේ</text:p>
          </table:table-cell>
          <table:table-cell office:value-type="string" calcext:value-type="string">
            <text:p>පෞර්ෂයේ</text:p>
          </table:table-cell>
          <table:table-cell office:value-type="string" calcext:value-type="string">
            <text:p>පෞරුෂයේ : [('පෞරුෂය', 86), ('පෞරුෂයට', 3)]</text:p>
          </table:table-cell>
          <table:table-cell table:style-name="ce7"/>
          <table:table-cell office:value-type="string" calcext:value-type="string">
            <text:p>පෞරුෂයේ : [('පෞරුෂය', 86), ('පෞරුෂයට', 3)]</text:p>
          </table:table-cell>
        </table:table-row>
        <table:table-row table:style-name="ro3">
          <table:table-cell table:style-name="ce1" office:value-type="string" calcext:value-type="string">
            <text:p>හදාරණ</text:p>
          </table:table-cell>
          <table:table-cell office:value-type="string" calcext:value-type="string">
            <text:p>හදාරන</text:p>
          </table:table-cell>
          <table:table-cell office:value-type="string" calcext:value-type="string">
            <text:p>හදාරණ : [('හදාරන', 167), ('හදාරා', 208), ('හදාරල', 3)]</text:p>
          </table:table-cell>
          <table:table-cell/>
          <table:table-cell office:value-type="string" calcext:value-type="string">
            <text:p>හදාරණ : [('හදාරන', 167), ('හදාරා', 208), ('හදාරල', 3)]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<text:s/>: [('ි', 9), ('ා', 5), ('ී', 3), ('”', 17490), ('’', 17224)]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ලඟයි</text:p>
          </table:table-cell>
          <table:table-cell office:value-type="string" calcext:value-type="string">
            <text:p>ළඟයි</text:p>
          </table:table-cell>
          <table:table-cell office:value-type="string" calcext:value-type="string">
            <text:p>ලඟයි : [('ළඟයි', 35), ('ලුයි', 3), ('තමයි', 8529), ('දඟයි', 11), ('නඟයි', 5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භෞද්ධ</text:p>
          </table:table-cell>
          <table:table-cell office:value-type="string" calcext:value-type="string">
            <text:p>බෞද්ධ</text:p>
          </table:table-cell>
          <table:table-cell office:value-type="string" calcext:value-type="string">
            <text:p>භෞද්ධ : [('බෞද්ධ', 3457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නොවීඹයි</text:p>
          </table:table-cell>
          <table:table-cell office:value-type="string" calcext:value-type="string">
            <text:p>නොවීමයි</text:p>
          </table:table-cell>
          <table:table-cell office:value-type="string" calcext:value-type="string">
            <text:p>නොවීඹයි : [('නොවෙයි', 2592), ('නොවීමයි', 78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කලේය</text:p>
          </table:table-cell>
          <table:table-cell office:value-type="string" calcext:value-type="string">
            <text:p>කළේය</text:p>
          </table:table-cell>
          <table:table-cell office:value-type="string" calcext:value-type="string">
            <text:p>කලේය : [('කළේය', 11753), ('කීය', 4556), ('කීවේය', 2467), ('කලාය', 53), ('කළේ', 964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නතුරැව</text:p>
          </table:table-cell>
          <table:table-cell office:value-type="string" calcext:value-type="string">
            <text:p>අනතුරුව</text:p>
          </table:table-cell>
          <table:table-cell office:value-type="string" calcext:value-type="string">
            <text:p>අනතුරැව : [('අනතුරව', 8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සාමෙනවරැන්</text:p>
          </table:table-cell>
          <table:table-cell office:value-type="string" calcext:value-type="string">
            <text:p>සාමෙනරවරුන්</text:p>
          </table:table-cell>
          <table:table-cell office:value-type="string" calcext:value-type="string">
            <text:p>සාමෙනවරැන් : [[('සාමිවරුන්', 3), ('සාමෙන්හොෆ්', 4), ('ගුරැවරැන්', 5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සම්භයක්</text:p>
          </table:table-cell>
          <table:table-cell office:value-type="string" calcext:value-type="string">
            <text:p>සම්භවයක්</text:p>
          </table:table-cell>
          <table:table-cell office:value-type="string" calcext:value-type="string">
            <text:p>සම්භයක් : [[('ආරම්භයක්', 2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මුස්ලිම්වරැ</text:p>
          </table:table-cell>
          <table:table-cell office:value-type="string" calcext:value-type="string">
            <text:p>මුස්ලිම්වරු</text:p>
          </table:table-cell>
          <table:table-cell office:value-type="string" calcext:value-type="string">
            <text:p>මුස්ලිම්වරැ : [('මුස්ලිම්වරු', 10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දුන්ණේය</text:p>
          </table:table-cell>
          <table:table-cell office:value-type="string" calcext:value-type="string">
            <text:p>දුන්නේය</text:p>
          </table:table-cell>
          <table:table-cell office:value-type="string" calcext:value-type="string">
            <text:p>දුන්ණේය : [('දුන්නේය', 1793), ('දුන්නේ', 1858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ඇරමරිකානු</text:p>
          </table:table-cell>
          <table:table-cell office:value-type="string" calcext:value-type="string">
            <text:p>ඇමරිකානු</text:p>
          </table:table-cell>
          <table:table-cell office:value-type="string" calcext:value-type="string">
            <text:p>ඇරමරිකානු : [('ඇමරිකානු', 1082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තුලම</text:p>
          </table:table-cell>
          <table:table-cell office:value-type="string" calcext:value-type="string">
            <text:p>තුළම</text:p>
          </table:table-cell>
          <table:table-cell office:value-type="string" calcext:value-type="string">
            <text:p>තුලම : [('තුළම', 311), ('තුලු', 4), ('තුලට', 206), ('තුලය', 36), ('කුලම', 5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නිශ්පාදනයේ</text:p>
          </table:table-cell>
          <table:table-cell office:value-type="string" calcext:value-type="string">
            <text:p>නිෂ්පාදනයේ</text:p>
          </table:table-cell>
          <table:table-cell office:value-type="string" calcext:value-type="string">
            <text:p>නිශ්පාදනයේ : [('නිෂ්පාදනයේ', 204), ('නිෂ්පාදනය', 3260), ('නිශ්පාදනයට', 5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රැක්</text:p>
          </table:table-cell>
          <table:table-cell office:value-type="string" calcext:value-type="string">
            <text:p>රුක්</text:p>
          </table:table-cell>
          <table:table-cell office:value-type="string" calcext:value-type="string">
            <text:p>රැක් : [('රැකි', 24), ('රැක', 1468), ('රැක්ක', 8), ('බරැක්', 3), ('රැකල', 1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සම්බළන්ධයේන</text:p>
          </table:table-cell>
          <table:table-cell office:value-type="string" calcext:value-type="string">
            <text:p>සම්බන්ධයෙන්</text:p>
          </table:table-cell>
          <table:table-cell office:value-type="string" calcext:value-type="string">
            <text:p>සම්බළන්ධයේන : [[('සබ්බඤ්ඤු', 7), ('තණ්හක්ඛයෝ', 8), ('ගබ්භස්සා', 9), ('අස්සාදෝ', 10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සුවද</text:p>
          </table:table-cell>
          <table:table-cell office:value-type="string" calcext:value-type="string">
            <text:p>සුවඳ</text:p>
          </table:table-cell>
          <table:table-cell office:value-type="string" calcext:value-type="string">
            <text:p>සුවද : [('සුවඳ', 315), ('සුව', 583), ('සුවය', 281), ('රුවද', 1), ('සුවදේ', 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ශාඛවලට</text:p>
          </table:table-cell>
          <table:table-cell office:value-type="string" calcext:value-type="string">
            <text:p>ශාඛාවලට</text:p>
          </table:table-cell>
          <table:table-cell office:value-type="string" calcext:value-type="string">
            <text:p>ශාඛවලට : [('ශාඛාවලට', 6), ('ශාකවලට', 28), ('ශාඛවල', 4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්‍රඡාචාර</text:p>
          </table:table-cell>
          <table:table-cell office:value-type="string" calcext:value-type="string">
            <text:p>ප්‍රචාර</text:p>
          </table:table-cell>
          <table:table-cell office:value-type="string" calcext:value-type="string">
            <text:p>ප්‍රඡාචාර : [[('ප්\u200dරජාචාරය', 2), ('ප්\u200dරඡා', 3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සංක්රවමණ</text:p>
          </table:table-cell>
          <table:table-cell office:value-type="string" calcext:value-type="string">
            <text:p>සංක්‍රමණ</text:p>
          </table:table-cell>
          <table:table-cell office:value-type="string" calcext:value-type="string">
            <text:p>සංක්රවමණ : [[('සංක්\u200dරාමණ', 2), ('සංක්ර', 3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අවශ්යසතාවලට</text:p>
          </table:table-cell>
          <table:table-cell office:value-type="string" calcext:value-type="string">
            <text:p>අවශ්‍යතාවලට</text:p>
          </table:table-cell>
          <table:table-cell office:value-type="string" calcext:value-type="string">
            <text:p>අවශ්යසතාවලට : [[('අවශ්\u200dයතාවලට', 2), ('අවධිවලට', 6), ('දර්පණවලට', 7), ('මෙවලම්වලට', 8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කළමණාකරණය</text:p>
          </table:table-cell>
          <table:table-cell office:value-type="string" calcext:value-type="string">
            <text:p>කළමනාකරණය</text:p>
          </table:table-cell>
          <table:table-cell office:value-type="string" calcext:value-type="string">
            <text:p>කළමණාකරණය : [('කළමනාකරණය', 796), ('කළමණාකරනය', 34), ('කලමණාකරණය', 5), ('කළමණාකරණ', 91), ('කළමණාකරණයට', 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වදොනමට</text:p>
          </table:table-cell>
          <table:table-cell office:value-type="string" calcext:value-type="string">
            <text:p>අවදානමට</text:p>
          </table:table-cell>
          <table:table-cell office:value-type="string" calcext:value-type="string">
            <text:p>අවදොනමට : [('අවදානමට', 62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ිද්යාල</text:p>
          </table:table-cell>
          <table:table-cell office:value-type="string" calcext:value-type="string">
            <text:p>විද්‍යාල</text:p>
          </table:table-cell>
          <table:table-cell office:value-type="string" calcext:value-type="string">
            <text:p>විද්යාල : [('විද්\u200dයාව', 3393), ('විද්යා', 110), ('විද්යාව', 53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ඉන්ජිනේරැ</text:p>
          </table:table-cell>
          <table:table-cell office:value-type="string" calcext:value-type="string">
            <text:p>ඉංජිනේරු</text:p>
          </table:table-cell>
          <table:table-cell office:value-type="string" calcext:value-type="string">
            <text:p>ඉන්ජිනේරැ : [('ඉංජිනේරැ', 17), ('ඉන්ජිනේරු', 44), ('ඉංජිනේරු', 1465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බාවිතයට</text:p>
          </table:table-cell>
          <table:table-cell office:value-type="string" calcext:value-type="string">
            <text:p>භාවිතයට</text:p>
          </table:table-cell>
          <table:table-cell office:value-type="string" calcext:value-type="string">
            <text:p>බාවිතයට : [('භාවිතයට', 80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ැවැත්විම</text:p>
          </table:table-cell>
          <table:table-cell office:value-type="string" calcext:value-type="string">
            <text:p>පැවැත්වීම</text:p>
          </table:table-cell>
          <table:table-cell office:value-type="string" calcext:value-type="string">
            <text:p>පැවැත්විම : [('පැවැත්වීමට', 3339), ('පැවැත්වීම', 964), ('පැවැත්වෙන', 4544), ('පැවැත්වේ', 3586), ('පැවැත්විණි', 1637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කාව්ය</text:p>
          </table:table-cell>
          <table:table-cell office:value-type="string" calcext:value-type="string">
            <text:p>කාව්‍ය</text:p>
          </table:table-cell>
          <table:table-cell office:value-type="string" calcext:value-type="string">
            <text:p>කාව්ය : [('කාව්\u200dය', 35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කාව්යායකි</text:p>
          </table:table-cell>
          <table:table-cell office:value-type="string" calcext:value-type="string">
            <text:p>කාව්‍යයකි</text:p>
          </table:table-cell>
          <table:table-cell office:value-type="string" calcext:value-type="string">
            <text:p>කාව්යායකි : [[('කාව්\u200dයයකි', 2), ('යායකි', 4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ෞභාග්ය්මත්</text:p>
          </table:table-cell>
          <table:table-cell office:value-type="string" calcext:value-type="string">
            <text:p>සෞභාග්‍යමත්</text:p>
          </table:table-cell>
          <table:table-cell office:value-type="string" calcext:value-type="string">
            <text:p>සෞභාග්ය්මත් : [[('සෞභාග්\u200dයමත්', 2), ('සෞභාග්\u200dය', 5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ිළිබද</text:p>
          </table:table-cell>
          <table:table-cell office:value-type="string" calcext:value-type="string">
            <text:p>පිළිබඳ</text:p>
          </table:table-cell>
          <table:table-cell office:value-type="string" calcext:value-type="string">
            <text:p>පිළිබද : [('පිළිබඳ', 18910), ('පිලිබද', 273), ('පිළීබද', 3), ('පිළිබඳව', 9490), ('පිළිබදව', 96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සාමාන්ය්‍ය</text:p>
          </table:table-cell>
          <table:table-cell office:value-type="string" calcext:value-type="string">
            <text:p>අසාමාන්‍ය</text:p>
          </table:table-cell>
          <table:table-cell office:value-type="string" calcext:value-type="string">
            <text:p>අසාමාන්ය්‍ය : ['අසාමාන්\u200dය'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වුරැද්දකට</text:p>
          </table:table-cell>
          <table:table-cell office:value-type="string" calcext:value-type="string">
            <text:p>අවුරුද්දකට</text:p>
          </table:table-cell>
          <table:table-cell office:value-type="string" calcext:value-type="string">
            <text:p>අවුරැද්දකට : [('අවුරුද්දකට', 102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්රමාණය</text:p>
          </table:table-cell>
          <table:table-cell office:value-type="string" calcext:value-type="string">
            <text:p>ප්‍රමාණය</text:p>
          </table:table-cell>
          <table:table-cell office:value-type="string" calcext:value-type="string">
            <text:p>ප්රමාණය : [('ප්රමාණය', 20), ('ප්රිමාණය', 5), ('ප්\u200dරමාණය', 3234), ('ප්රමාණයේ', 12), ('ප්රමමාණය', 3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ජ්යාපතන්තර</text:p>
          </table:table-cell>
          <table:table-cell office:value-type="string" calcext:value-type="string">
            <text:p>ජාත්‍යන්තර</text:p>
          </table:table-cell>
          <table:table-cell office:value-type="string" calcext:value-type="string">
            <text:p>ජ්යාපතන්තර : [[('ජ්\u200dයාතන්තර', 2), ('ජ්\u200dයාත්යන්තර', 4), ('අභන්තර', 6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ජ්යාටතන්තර</text:p>
          </table:table-cell>
          <table:table-cell office:value-type="string" calcext:value-type="string">
            <text:p>ජාත්‍යන්තර</text:p>
          </table:table-cell>
          <table:table-cell office:value-type="string" calcext:value-type="string">
            <text:p>ජ්යාටතන්තර : [[('ජ්\u200dයාතන්තර', 2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බ්රිීතාන්යස</text:p>
          </table:table-cell>
          <table:table-cell office:value-type="string" calcext:value-type="string">
            <text:p>බ්‍රිතාන්‍ය</text:p>
          </table:table-cell>
          <table:table-cell office:value-type="string" calcext:value-type="string">
            <text:p>බ්රිීතාන්යස : [[('බ්රිතාන්ය', 2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ජනප්රි්යත්වයක්</text:p>
          </table:table-cell>
          <table:table-cell office:value-type="string" calcext:value-type="string">
            <text:p>ජනප්‍රියත්වයක්</text:p>
          </table:table-cell>
          <table:table-cell office:value-type="string" calcext:value-type="string">
            <text:p>ජනප්රි්යත්වයක් : [[('ජනප්\u200dරියත්වයක්', 2), ('ජනපි\u200d්\u200dරයත්වයක්', 5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ැලැක්වීමට</text:p>
          </table:table-cell>
          <table:table-cell office:value-type="string" calcext:value-type="string">
            <text:p>වැළැක්වීමට</text:p>
          </table:table-cell>
          <table:table-cell office:value-type="string" calcext:value-type="string">
            <text:p>වැලැක්වීමට : [('වැළැක්වීමට', 318), ('වැලැක්විමට', 4), ('වැලැක්වීම', 97), ('වැලැක්වීමේ', 24), ('වැලක්වීමට', 10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්රදධානියෙකුගේ</text:p>
          </table:table-cell>
          <table:table-cell office:value-type="string" calcext:value-type="string">
            <text:p>ප්‍රධානියෙකුගේ</text:p>
          </table:table-cell>
          <table:table-cell office:value-type="string" calcext:value-type="string">
            <text:p>ප්රදධානියෙකුගේ : [[('ප්\u200dරධානියෙකුගේ', 2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්තවාදී</text:p>
          </table:table-cell>
          <table:table-cell office:value-type="string" calcext:value-type="string">
            <text:p>ස්ත්‍රීවාදී</text:p>
          </table:table-cell>
          <table:table-cell office:value-type="string" calcext:value-type="string">
            <text:p>ස්තවාදී : [('ස්තවාදය', 6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දෘශ්යේමාන</text:p>
          </table:table-cell>
          <table:table-cell office:value-type="string" calcext:value-type="string">
            <text:p>දෘශ්‍යමාන</text:p>
          </table:table-cell>
          <table:table-cell office:value-type="string" calcext:value-type="string">
            <text:p>දෘශ්යේමාන : [[('දෘශ්\u200dයමාන', 2), ('දෘශ්\u200dයමානව', 3), ('දෘශ්ය', 4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්යාෙපාරයේ</text:p>
          </table:table-cell>
          <table:table-cell office:value-type="string" calcext:value-type="string">
            <text:p>ව්‍යාපාරයේ</text:p>
          </table:table-cell>
          <table:table-cell office:value-type="string" calcext:value-type="string">
            <text:p>ව්යාෙපාරයේ : [[('ව්\u200dයාපාරයේ', 2), ('ව්\u200dයපාරයේ', 3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කෙන්ද්‍රවය</text:p>
          </table:table-cell>
          <table:table-cell office:value-type="string" calcext:value-type="string">
            <text:p>කේන්ද්‍රවය</text:p>
          </table:table-cell>
          <table:table-cell office:value-type="string" calcext:value-type="string">
            <text:p>කෙන්ද්‍රවය : [('කෙන්ද්\u200dරය', 1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කළමණාකරනය</text:p>
          </table:table-cell>
          <table:table-cell office:value-type="string" calcext:value-type="string">
            <text:p>කළමනාකරණය</text:p>
          </table:table-cell>
          <table:table-cell office:value-type="string" calcext:value-type="string">
            <text:p>කළමණාකරනය : [('කළමනාකරණය', 796), ('කළමණාකරණය', 144), ('කළමණාකරන', 39), ('කළමණාකරනයට', 6), ('කළමණාකරය', 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ලපුරුදු</text:p>
          </table:table-cell>
          <table:table-cell office:value-type="string" calcext:value-type="string">
            <text:p>පළපුරුදු</text:p>
          </table:table-cell>
          <table:table-cell office:value-type="string" calcext:value-type="string">
            <text:p>පලපුරුදු : [('පළපුරුදු', 22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හැදින්වුයේ</text:p>
          </table:table-cell>
          <table:table-cell office:value-type="string" calcext:value-type="string">
            <text:p>හැඳින්වුයේ</text:p>
          </table:table-cell>
          <table:table-cell office:value-type="string" calcext:value-type="string">
            <text:p>හැදින්වුයේ : [('හැදින්වුයේ', 13), ('හැඳින්වුයේ', 13), ('හැදින්වූයේ', 2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ිරැද්ධව</text:p>
          </table:table-cell>
          <table:table-cell office:value-type="string" calcext:value-type="string">
            <text:p>විරුද්ධව</text:p>
          </table:table-cell>
          <table:table-cell office:value-type="string" calcext:value-type="string">
            <text:p>විරැද්ධව : [('විරුද්ධව', 1284), ('විරැද්ධ', 33), ('විරද්ධව', 0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නීහ්යානුකූල</text:p>
          </table:table-cell>
          <table:table-cell office:value-type="string" calcext:value-type="string">
            <text:p>නීත්‍යානුකූල</text:p>
          </table:table-cell>
          <table:table-cell office:value-type="string" calcext:value-type="string">
            <text:p>නීහ්යානුකූල : [('නීත්යානුකූල', 10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ිද්යාආත්මක</text:p>
          </table:table-cell>
          <table:table-cell office:value-type="string" calcext:value-type="string">
            <text:p>විද්‍යාත්මක</text:p>
          </table:table-cell>
          <table:table-cell office:value-type="string" calcext:value-type="string">
            <text:p>විද්යාආත්මක : [('විද්යාිත්මක', 6), ('විද්යා්ත්මක', 4), ('විද්\u200dයාත්මක', 1738), ('විද්යාත්මක', 27), ('විද්යාවත්මක', 6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පුරාතණ</text:p>
          </table:table-cell>
          <table:table-cell office:value-type="string" calcext:value-type="string">
            <text:p>පුරාතන</text:p>
          </table:table-cell>
          <table:table-cell office:value-type="string" calcext:value-type="string">
            <text:p>පුරාතණ : [('පුරාතන', 293), ('පුරාත්', 9), ('පුරා', 6388), ('පුරාණ', 91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ාවදානයෙන්</text:p>
          </table:table-cell>
          <table:table-cell office:value-type="string" calcext:value-type="string">
            <text:p>සාවධානයෙන්</text:p>
          </table:table-cell>
          <table:table-cell office:value-type="string" calcext:value-type="string">
            <text:p>සාවදානයෙන් : [('සාවදානයෙන්', 1), ('සාවධානයෙන්', 0), ('සාමදානයෙන්', 6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්තී‍්‍ර</text:p>
          </table:table-cell>
          <table:table-cell office:value-type="string" calcext:value-type="string">
            <text:p>ස්ත්‍රී</text:p>
          </table:table-cell>
          <table:table-cell office:value-type="string" calcext:value-type="string">
            <text:p>ස්තී‍්‍ර : [[('ස්තී\u200d්\u200dරන්', 2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පාළිබද</text:p>
          </table:table-cell>
          <table:table-cell office:value-type="string" calcext:value-type="string">
            <text:p>පිළිබඳ</text:p>
          </table:table-cell>
          <table:table-cell office:value-type="string" calcext:value-type="string">
            <text:p>පාළිබද : [('පිළිබඳ', 18910), ('පිළිබද', 1472), ('පළිබද', 1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ලේඛණ</text:p>
          </table:table-cell>
          <table:table-cell office:value-type="string" calcext:value-type="string">
            <text:p>ලේඛන</text:p>
          </table:table-cell>
          <table:table-cell office:value-type="string" calcext:value-type="string">
            <text:p>ලේඛණ : [('ලේඛන', 1057), ('ලේඛණය', 31), ('ලේඛ', 26), ('ලේඛය', 1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බෙංගාන</text:p>
          </table:table-cell>
          <table:table-cell office:value-type="string" calcext:value-type="string">
            <text:p>බෙංගාල</text:p>
          </table:table-cell>
          <table:table-cell office:value-type="string" calcext:value-type="string">
            <text:p>බෙංගාන : [('බෙංගාල', 48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ාඪමාලාව</text:p>
          </table:table-cell>
          <table:table-cell office:value-type="string" calcext:value-type="string">
            <text:p>පාඨමාලාව</text:p>
          </table:table-cell>
          <table:table-cell office:value-type="string" calcext:value-type="string">
            <text:p>පාඪමාලාව : [('පාඨමාලාව', 260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ෙනුනි</text:p>
          </table:table-cell>
          <table:table-cell office:value-type="string" calcext:value-type="string">
            <text:p>පෙනුණි</text:p>
          </table:table-cell>
          <table:table-cell office:value-type="string" calcext:value-type="string">
            <text:p>පෙනුනි : [('පෙනුණි', 173), ('පෙණුනි', 14), ('පෙනුනා', 13), ('පෙනුනු', 13), ('පෙනිනි', 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භාදා</text:p>
          </table:table-cell>
          <table:table-cell office:value-type="string" calcext:value-type="string">
            <text:p>බාධා</text:p>
          </table:table-cell>
          <table:table-cell office:value-type="string" calcext:value-type="string">
            <text:p>භාදා : [('බාධා', 1008), ('බාදා', 6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කළමනකාරයේ</text:p>
          </table:table-cell>
          <table:table-cell office:value-type="string" calcext:value-type="string">
            <text:p>කළමනාකාරයේ</text:p>
          </table:table-cell>
          <table:table-cell office:value-type="string" calcext:value-type="string">
            <text:p>කළමනකාරයේ : [[('කුමනාකාරයේ', 2), ('කාරයේ', 4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රෑපවාහිනි</text:p>
          </table:table-cell>
          <table:table-cell office:value-type="string" calcext:value-type="string">
            <text:p>රූපවාහිනිි</text:p>
          </table:table-cell>
          <table:table-cell office:value-type="string" calcext:value-type="string">
            <text:p>රෑපවාහිනි : [('රූපවාහිනි', 531), ('රුපවාහිනි', 5), ('රෑපවාහිනී', 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ිංහළයේ</text:p>
          </table:table-cell>
          <table:table-cell office:value-type="string" calcext:value-type="string">
            <text:p>සිංහලයේ</text:p>
          </table:table-cell>
          <table:table-cell office:value-type="string" calcext:value-type="string">
            <text:p>සිංහළයේ : [('සිංහලයේ', 39), ('සිංහල', 495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ිංහළයටම</text:p>
          </table:table-cell>
          <table:table-cell office:value-type="string" calcext:value-type="string">
            <text:p>සිංහලයටම</text:p>
          </table:table-cell>
          <table:table-cell office:value-type="string" calcext:value-type="string">
            <text:p>සිංහළයටම : [[('සිංහලයම', 2), ('සිංහළ', 3), ('කොඩියටත්', 7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රා්‍යය</text:p>
          </table:table-cell>
          <table:table-cell office:value-type="string" calcext:value-type="string">
            <text:p>රාජ්‍යය</text:p>
          </table:table-cell>
          <table:table-cell office:value-type="string" calcext:value-type="string">
            <text:p>රා්‍යය : [('රාඡ්\u200dයය', 8), ('රජ්\u200dයය', 3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ාමාන්‍යෙන්</text:p>
          </table:table-cell>
          <table:table-cell office:value-type="string" calcext:value-type="string">
            <text:p>සාමාන්‍යෙයන්</text:p>
          </table:table-cell>
          <table:table-cell office:value-type="string" calcext:value-type="string">
            <text:p>සාමාන්‍යෙන් : [('සාමාන්\u200dයයෙන්', 2038), ('සාමාන්යයෙන්', 50), ('සාමාන්\u200dයයන්', 8), ('සාමාන්\u200dයෙයන්', 8), ('සාමාන්යෙන්', 6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බේරම්කරණය</text:p>
          </table:table-cell>
          <table:table-cell office:value-type="string" calcext:value-type="string">
            <text:p>බේරුම්කරණය</text:p>
          </table:table-cell>
          <table:table-cell office:value-type="string" calcext:value-type="string">
            <text:p>බේරම්කරණය : [('බේරුම්කරණය', 5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ලබමිණි</text:p>
          </table:table-cell>
          <table:table-cell office:value-type="string" calcext:value-type="string">
            <text:p>ලබමිනි</text:p>
          </table:table-cell>
          <table:table-cell office:value-type="string" calcext:value-type="string">
            <text:p>ලබමිණි : [('ලබමිනි', 13), ('තබමිණි', 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ධ්‍යනයක්</text:p>
          </table:table-cell>
          <table:table-cell office:value-type="string" calcext:value-type="string">
            <text:p>අධ්‍යයනයක්</text:p>
          </table:table-cell>
          <table:table-cell office:value-type="string" calcext:value-type="string">
            <text:p>අධ්‍යනයක් : [('අධ්\u200dයයනයක්', 146), ('අධ්\u200dයනයන්', 76), ('අධ්\u200dයනයක', 8), ('අධ්\u200dයනයකට', 6), ('අධ්\u200dයපනයක්', 2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කෙරුනි</text:p>
          </table:table-cell>
          <table:table-cell office:value-type="string" calcext:value-type="string">
            <text:p>කෙරුණි</text:p>
          </table:table-cell>
          <table:table-cell office:value-type="string" calcext:value-type="string">
            <text:p>කෙරුනි : [('කෙරුණි', 583), ('කෙරිනි', 102), ('කෙරුනු', 93), ('කෙරෙන', 3351), ('කෙරිණි', 246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උපාදි</text:p>
          </table:table-cell>
          <table:table-cell office:value-type="string" calcext:value-type="string">
            <text:p>උපාධි</text:p>
          </table:table-cell>
          <table:table-cell office:value-type="string" calcext:value-type="string">
            <text:p>උපාදි : [('උපාධි', 606), ('උදපාදි', 7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ිද්යාලයේ</text:p>
          </table:table-cell>
          <table:table-cell office:value-type="string" calcext:value-type="string">
            <text:p>විද්‍යාලයේ</text:p>
          </table:table-cell>
          <table:table-cell office:value-type="string" calcext:value-type="string">
            <text:p>විද්යාලයේ : [('විදයාලයේ', 2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පිළිබදේ</text:p>
          </table:table-cell>
          <table:table-cell office:value-type="string" calcext:value-type="string">
            <text:p>පිළිබඳ</text:p>
          </table:table-cell>
          <table:table-cell office:value-type="string" calcext:value-type="string">
            <text:p>පිළිබදේ : [('පිළිබඳ', 18910), ('පිළිබඳව', 9490), ('පිළිබද', 1472), ('පිළිබදව', 961), ('පිළිබදච', 3)]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විදුලි</text:p>
          </table:table-cell>
          <table:table-cell office:value-type="string" calcext:value-type="string">
            <text:p>විදුලි : [('විදුලි', 4377), ('විඳුලි', 16), ('විදුළි', 5), ('විදුලු', 4), ('විදුල', 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බ්්‍යන්තර‍ය</text:p>
          </table:table-cell>
          <table:table-cell office:value-type="string" calcext:value-type="string">
            <text:p>අභ්‍යන්තර‍ය</text:p>
          </table:table-cell>
          <table:table-cell office:value-type="string" calcext:value-type="string">
            <text:p>අබ්්‍යන්තර‍ය : [[('අභ්\u200dයන්තරය', 3), ('අභ්\u200dයන්තර', 4), ('\u200dඅභ්\u200dයන්තර', 5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වියළුනු</text:p>
          </table:table-cell>
          <table:table-cell office:value-type="string" calcext:value-type="string">
            <text:p>වියළුණු</text:p>
          </table:table-cell>
          <table:table-cell office:value-type="string" calcext:value-type="string">
            <text:p>වියළුනු : [('වියළුනු', 1), ('වියළුණු', 0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විද්යා‍ඥයින්</text:p>
          </table:table-cell>
          <table:table-cell office:value-type="string" calcext:value-type="string">
            <text:p>විද්‍යාඥයින්</text:p>
          </table:table-cell>
          <table:table-cell office:value-type="string" calcext:value-type="string">
            <text:p>විද්යා‍ඥයින් : [('විද්යාඥයින්', 4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එකගවිමට</text:p>
          </table:table-cell>
          <table:table-cell office:value-type="string" calcext:value-type="string">
            <text:p>එකගවීමට</text:p>
          </table:table-cell>
          <table:table-cell office:value-type="string" calcext:value-type="string">
            <text:p>එකගවිමට : [[('කරවිමට', 2), ('විමට', 3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නිපැයුනු</text:p>
          </table:table-cell>
          <table:table-cell office:value-type="string" calcext:value-type="string">
            <text:p>නිපැයුණු</text:p>
          </table:table-cell>
          <table:table-cell office:value-type="string" calcext:value-type="string">
            <text:p>නිපැයුනු : [('නිපැයුනු', 6), ('නිපැයුණු', 3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ව්යාවහාරයක්</text:p>
          </table:table-cell>
          <table:table-cell office:value-type="string" calcext:value-type="string">
            <text:p>ව්‍යවහාරයක්</text:p>
          </table:table-cell>
          <table:table-cell office:value-type="string" calcext:value-type="string">
            <text:p>ව්යාවහාරයක් : [[('ව්\u200dයවහාරයක්', 2)]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ශිෂ්ඨාචාරයේ</text:p>
          </table:table-cell>
          <table:table-cell office:value-type="string" calcext:value-type="string">
            <text:p>ශිෂ්ටාචාරයේ</text:p>
          </table:table-cell>
          <table:table-cell office:value-type="string" calcext:value-type="string">
            <text:p>ශිෂ්ඨාචාරයේ : [('ශිෂ්ඨාචාරයේ', 46), ('ශිෂ්ඨාචාරය', 96), ('ශිෂ්ටාචාරයේ', 92), ('ශිෂ්ඨාචාරයට', 9), ('ශිෂ්ඨාචාරයක', 3)]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වැලඳගත්</text:p>
          </table:table-cell>
          <table:table-cell office:value-type="string" calcext:value-type="string">
            <text:p>වැළඳගත්</text:p>
          </table:table-cell>
          <table:table-cell office:value-type="string" calcext:value-type="string">
            <text:p>වැලඳගත් : [('වැළඳගත්', 28), ('වැඳගත්', 5), ('පැලඳගත්', 0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ඡයාරූපය</text:p>
          </table:table-cell>
          <table:table-cell office:value-type="string" calcext:value-type="string">
            <text:p>ඡායාරූපය</text:p>
          </table:table-cell>
          <table:table-cell office:value-type="string" calcext:value-type="string">
            <text:p>ඡයාරූපය : [('ඡායාරූපය', 184), ('ඡයාරූප', 38), ('ඡයාරූපයේ', 4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තුල</text:p>
          </table:table-cell>
          <table:table-cell office:value-type="string" calcext:value-type="string">
            <text:p>තුළ</text:p>
          </table:table-cell>
          <table:table-cell office:value-type="string" calcext:value-type="string">
            <text:p>තුල : [('තුළ', 20048), ('තුලට', 206), ('තුලද', 56), ('තුලම', 43), ('එතුල', 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සිරිපතුල</text:p>
          </table:table-cell>
          <table:table-cell office:value-type="string" calcext:value-type="string">
            <text:p>සිරිපතුළ</text:p>
          </table:table-cell>
          <table:table-cell office:value-type="string" calcext:value-type="string">
            <text:p>සිරිපතුල : [[('සිරිපතුල්', 1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රඡතුම</text:p>
          </table:table-cell>
          <table:table-cell office:value-type="string" calcext:value-type="string">
            <text:p>රජතුමා</text:p>
          </table:table-cell>
          <table:table-cell office:value-type="string" calcext:value-type="string">
            <text:p>රඡතුම : [('රඡතුමා', 11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ලක්ෂ්යපයට</text:p>
          </table:table-cell>
          <table:table-cell office:value-type="string" calcext:value-type="string">
            <text:p>ලක්ෂයට</text:p>
          </table:table-cell>
          <table:table-cell office:value-type="string" calcext:value-type="string">
            <text:p>ලක්ෂ්යපයට : [[('ලක්ෂ්\u200dයයට', 2)]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පරිභ්රරමණය</text:p>
          </table:table-cell>
          <table:table-cell office:value-type="string" calcext:value-type="string">
            <text:p>රිභ්‍රමණය</text:p>
          </table:table-cell>
          <table:table-cell office:value-type="string" calcext:value-type="string">
            <text:p>පරිභ්රරමණය : [('පරිභ්\u200dරමණය', 29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බැ‍ෙඳන්නේ</text:p>
          </table:table-cell>
          <table:table-cell office:value-type="string" calcext:value-type="string">
            <text:p>බැ‍ඳෙන්නේ</text:p>
          </table:table-cell>
          <table:table-cell office:value-type="string" calcext:value-type="string">
            <text:p>බැ‍ෙඳන්නේ : [[('රැෙඳන්නේ', 2)]]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කේන්ද්රොය</text:p>
          </table:table-cell>
          <table:table-cell office:value-type="string" calcext:value-type="string">
            <text:p>කේන්ද්‍රය</text:p>
          </table:table-cell>
          <table:table-cell office:value-type="string" calcext:value-type="string">
            <text:p>කේන්ද්රොය : [[('කේන්ද්\u200dරීය', 2), ('කේන්ද්\u200dරව', 3)]]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මුද්ර්ණය</text:p>
          </table:table-cell>
          <table:table-cell office:value-type="string" calcext:value-type="string">
            <text:p>මුද්‍රණය</text:p>
          </table:table-cell>
          <table:table-cell office:value-type="string" calcext:value-type="string">
            <text:p>මුද්ර්ණය : [[('මුද්රණ', 2), ('මුද්ර', 3)]]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එලවළු</text:p>
          </table:table-cell>
          <table:table-cell office:value-type="string" calcext:value-type="string">
            <text:p>එළවළු</text:p>
          </table:table-cell>
          <table:table-cell office:value-type="string" calcext:value-type="string">
            <text:p>එලවළු : [('එළවළු', 1161), ('එලවලු', 2)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අවශයයයි</text:p>
          </table:table-cell>
          <table:table-cell office:value-type="string" calcext:value-type="string">
            <text:p>අවශ්‍යයි</text:p>
          </table:table-cell>
          <table:table-cell office:value-type="string" calcext:value-type="string">
            <text:p>අවශයයයි : [('අවශයයි', 1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සෞඛ්ය්</text:p>
          </table:table-cell>
          <table:table-cell office:value-type="string" calcext:value-type="string">
            <text:p>සෞඛ්‍යයේ</text:p>
          </table:table-cell>
          <table:table-cell office:value-type="string" calcext:value-type="string">
            <text:p>සෞඛ්ය් : [('සෞඛ්\u200dය', 6520), ('සෞඛ්ය', 3)]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ප්රගවර්ධනයේ</text:p>
          </table:table-cell>
          <table:table-cell office:value-type="string" calcext:value-type="string">
            <text:p>ප්‍රවර්ධනයේදී</text:p>
          </table:table-cell>
          <table:table-cell office:value-type="string" calcext:value-type="string">
            <text:p>ප්රගවර්ධනයේ : [[('ප්\u200dරවර්ධනයේ', 2), ('වර්ධනයේ', 4)]]</text:p>
          </table:table-cell>
          <table:table-cell table:style-name="ce7"/>
          <table:table-cell/>
        </table:table-row>
        <table:table-row table:style-name="ro2">
          <table:table-cell table:style-name="ce1" office:value-type="string" calcext:value-type="string">
            <text:p>මූලාශ්රුයක්</text:p>
          </table:table-cell>
          <table:table-cell office:value-type="string" calcext:value-type="string">
            <text:p>මූලාශ්‍රයක්</text:p>
          </table:table-cell>
          <table:table-cell office:value-type="string" calcext:value-type="string">
            <text:p>මූලාශ්රුයක් : [[('මූලාශ්\u200dරයක්', 2), ('මූලාශ්ර', 4)]]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අන්‍්‍යාගමිකරණය</text:p>
          </table:table-cell>
          <table:table-cell office:value-type="string" calcext:value-type="string">
            <text:p>අන්‍යාගමිකරණය</text:p>
          </table:table-cell>
          <table:table-cell office:value-type="string" calcext:value-type="string">
            <text:p>අන්‍්‍යාගමිකරණය : [[('අන්\u200dයාගමිකකරණය', 3)]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21:05:37.329329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6:25:32.815123457</meta:creation-date>
    <dc:date>2019-08-06T23:28:27.192103033</dc:date>
    <meta:editing-duration>PT1H57M52S</meta:editing-duration>
    <meta:editing-cycles>9</meta:editing-cycles>
    <meta:generator>LibreOffice/6.0.7.3$Linux_X86_64 LibreOffice_project/00m0$Build-3</meta:generator>
    <meta:document-statistic meta:table-count="1" meta:cell-count="645" meta:object-count="0"/>
  </office:meta>
</office:document-meta>
</file>